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688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8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tatistic_result_ppg_arous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ean</text:p>
          </table:table-cell>
          <table:table-cell office:value-type="float" office:value="0.829646468162537" calcext:value-type="float">
            <text:p>0.829646468162537</text:p>
          </table:table-cell>
          <table:table-cell office:value-type="float" office:value="0.833861529827118" calcext:value-type="float">
            <text:p>0.833861529827118</text:p>
          </table:table-cell>
          <table:table-cell office:value-type="string" calcext:value-type="string">
            <text:p>arousal_b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407" calcext:value-type="float">
            <text:p>0.407</text:p>
          </table:table-cell>
          <table:table-cell table:number-columns-repeated="2" office:value-type="float" office:value="0.534" calcext:value-type="float">
            <text:p>0.534</text:p>
          </table:table-cell>
          <table:table-cell office:value-type="float" office:value="0.028" calcext:value-type="float">
            <text:p>0.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110471665859222" calcext:value-type="float">
            <text:p>0.110471665859222</text:p>
          </table:table-cell>
          <table:table-cell office:value-type="float" office:value="0.112931810319424" calcext:value-type="float">
            <text:p>0.112931810319424</text:p>
          </table:table-cell>
          <table:table-cell office:value-type="string" calcext:value-type="string">
            <text:p>arousal_b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41" calcext:value-type="float">
            <text:p>0.041</text:p>
          </table:table-cell>
          <table:table-cell office:value-type="float" office:value="1.207" calcext:value-type="float">
            <text:p>1.207</text:p>
          </table:table-cell>
          <table:table-cell table:number-columns-repeated="2" office:value-type="float" office:value="0.291" calcext:value-type="float">
            <text:p>0.291</text:p>
          </table:table-cell>
          <table:table-cell office:value-type="float" office:value="0.079" calcext:value-type="float">
            <text:p>0.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0.11008483171463" calcext:value-type="float">
            <text:p>0.11008483171463</text:p>
          </table:table-cell>
          <table:table-cell office:value-type="float" office:value="0.119937688112259" calcext:value-type="float">
            <text:p>0.119937688112259</text:p>
          </table:table-cell>
          <table:table-cell office:value-type="string" calcext:value-type="string">
            <text:p>arousal_b</text:p>
          </table:table-cell>
          <table:table-cell office:value-type="float" office:value="0.159" calcext:value-type="float">
            <text:p>0.15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59" calcext:value-type="float">
            <text:p>0.159</text:p>
          </table:table-cell>
          <table:table-cell office:value-type="float" office:value="8.038" calcext:value-type="float">
            <text:p>8.038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365" calcext:value-type="float">
            <text:p>0.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210014283657074" calcext:value-type="float">
            <text:p>0.021001428365707</text:p>
          </table:table-cell>
          <table:table-cell office:value-type="float" office:value="0.0281824078410864" calcext:value-type="float">
            <text:p>0.028182407841086</text:p>
          </table:table-cell>
          <table:table-cell office:value-type="string" calcext:value-type="string">
            <text:p>arousal_b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6" calcext:value-type="float">
            <text:p>0.06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.304" calcext:value-type="float">
            <text:p>0.304</text:p>
          </table:table-cell>
          <table:table-cell office:value-type="float" office:value="0.075" calcext:value-type="float">
            <text:p>0.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128409758210182" calcext:value-type="float">
            <text:p>0.128409758210182</text:p>
          </table:table-cell>
          <table:table-cell office:value-type="float" office:value="0.140302866697311" calcext:value-type="float">
            <text:p>0.140302866697311</text:p>
          </table:table-cell>
          <table:table-cell office:value-type="string" calcext:value-type="string">
            <text:p>arousal_b</text:p>
          </table:table-cell>
          <table:table-cell office:value-type="float" office:value="0.096" calcext:value-type="float">
            <text:p>0.09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96" calcext:value-type="float">
            <text:p>0.096</text:p>
          </table:table-cell>
          <table:table-cell office:value-type="float" office:value="3.087" calcext:value-type="float">
            <text:p>3.087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81" calcext:value-type="float">
            <text:p>0.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i</text:p>
          </table:table-cell>
          <table:table-cell office:value-type="float" office:value="0.0252054464071989" calcext:value-type="float">
            <text:p>0.025205446407199</text:p>
          </table:table-cell>
          <table:table-cell office:value-type="float" office:value="0.0225350074470043" calcext:value-type="float">
            <text:p>0.022535007447004</text:p>
          </table:table-cell>
          <table:table-cell office:value-type="string" calcext:value-type="string">
            <text:p>arousal_b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21" calcext:value-type="float">
            <text:p>0.021</text:p>
          </table:table-cell>
          <table:table-cell office:value-type="float" office:value="0.765" calcext:value-type="float">
            <text:p>0.765</text:p>
          </table:table-cell>
          <table:table-cell table:number-columns-repeated="2" office:value-type="float" office:value="0.397" calcext:value-type="float">
            <text:p>0.397</text:p>
          </table:table-cell>
          <table:table-cell office:value-type="float" office:value="0.052" calcext:value-type="float">
            <text:p>0.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0.0183966681361198" calcext:value-type="float">
            <text:p>0.01839666813612</text:p>
          </table:table-cell>
          <table:table-cell office:value-type="float" office:value="0.0510676205158234" calcext:value-type="float">
            <text:p>0.051067620515823</text:p>
          </table:table-cell>
          <table:table-cell office:value-type="string" calcext:value-type="string">
            <text:p>arousal_b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" calcext:value-type="float">
            <text:p>0.03</text:p>
          </table:table-cell>
          <table:table-cell office:value-type="float" office:value="0.699" calcext:value-type="float">
            <text:p>0.699</text:p>
          </table:table-cell>
          <table:table-cell table:number-columns-repeated="2" office:value-type="float" office:value="0.417" calcext:value-type="float">
            <text:p>0.417</text:p>
          </table:table-cell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nn50</text:p>
          </table:table-cell>
          <table:table-cell office:value-type="float" office:value="0.176028445363045" calcext:value-type="float">
            <text:p>0.176028445363045</text:p>
          </table:table-cell>
          <table:table-cell office:value-type="float" office:value="0.520042717456818" calcext:value-type="float">
            <text:p>0.520042717456818</text:p>
          </table:table-cell>
          <table:table-cell office:value-type="string" calcext:value-type="string">
            <text:p>arousal_b</text:p>
          </table:table-cell>
          <table:table-cell office:value-type="float" office:value="0.099" calcext:value-type="float">
            <text:p>0.09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99" calcext:value-type="float">
            <text:p>0.099</text:p>
          </table:table-cell>
          <table:table-cell office:value-type="float" office:value="3.557" calcext:value-type="float">
            <text:p>3.557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203" calcext:value-type="float">
            <text:p>0.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nn</text:p>
          </table:table-cell>
          <table:table-cell office:value-type="float" office:value="0.149177461862564" calcext:value-type="float">
            <text:p>0.149177461862564</text:p>
          </table:table-cell>
          <table:table-cell office:value-type="float" office:value="0.377682238817215" calcext:value-type="float">
            <text:p>0.377682238817215</text:p>
          </table:table-cell>
          <table:table-cell office:value-type="string" calcext:value-type="string">
            <text:p>arousal_b</text:p>
          </table:table-cell>
          <table:table-cell office:value-type="float" office:value="0.111" calcext:value-type="float">
            <text:p>0.1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11" calcext:value-type="float">
            <text:p>0.111</text:p>
          </table:table-cell>
          <table:table-cell office:value-type="float" office:value="2.931" calcext:value-type="float">
            <text:p>2.931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73" calcext:value-type="float">
            <text:p>0.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1</text:p>
          </table:table-cell>
          <table:table-cell office:value-type="float" office:value="0.0328849405050278" calcext:value-type="float">
            <text:p>0.032884940505028</text:p>
          </table:table-cell>
          <table:table-cell office:value-type="float" office:value="0.132824763655663" calcext:value-type="float">
            <text:p>0.132824763655663</text:p>
          </table:table-cell>
          <table:table-cell office:value-type="string" calcext:value-type="string">
            <text:p>arousal_b</text:p>
          </table:table-cell>
          <table:table-cell office:value-type="float" office:value="0.099" calcext:value-type="float">
            <text:p>0.09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99" calcext:value-type="float">
            <text:p>0.099</text:p>
          </table:table-cell>
          <table:table-cell office:value-type="float" office:value="2.724" calcext:value-type="float">
            <text:p>2.724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63" calcext:value-type="float">
            <text:p>0.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ssd</text:p>
          </table:table-cell>
          <table:table-cell office:value-type="float" office:value="0.00456456933170557" calcext:value-type="float">
            <text:p>0.004564569331706</text:p>
          </table:table-cell>
          <table:table-cell office:value-type="float" office:value="0.0358443111181259" calcext:value-type="float">
            <text:p>0.035844311118126</text:p>
          </table:table-cell>
          <table:table-cell office:value-type="string" calcext:value-type="string">
            <text:p>arousal_b</text:p>
          </table:table-cell>
          <table:table-cell office:value-type="float" office:value="0.163" calcext:value-type="float">
            <text:p>0.16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63" calcext:value-type="float">
            <text:p>0.163</text:p>
          </table:table-cell>
          <table:table-cell office:value-type="float" office:value="3.527" calcext:value-type="float">
            <text:p>3.527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float" office:value="0.201" calcext:value-type="float">
            <text:p>0.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an</text:p>
          </table:table-cell>
          <table:table-cell office:value-type="float" office:value="0.208260416984558" calcext:value-type="float">
            <text:p>0.208260416984558</text:p>
          </table:table-cell>
          <table:table-cell office:value-type="float" office:value="0.256336033344269" calcext:value-type="float">
            <text:p>0.256336033344269</text:p>
          </table:table-cell>
          <table:table-cell office:value-type="string" calcext:value-type="string">
            <text:p>arousal_b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6" calcext:value-type="float">
            <text:p>0.16</text:p>
          </table:table-cell>
          <table:table-cell office:value-type="float" office:value="3.868" calcext:value-type="float">
            <text:p>3.868</text:p>
          </table:table-cell>
          <table:table-cell table:number-columns-repeated="2" office:value-type="float" office:value="0.069" calcext:value-type="float">
            <text:p>0.069</text:p>
          </table:table-cell>
          <table:table-cell office:value-type="float" office:value="0.216" calcext:value-type="float">
            <text:p>0.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dian</text:p>
          </table:table-cell>
          <table:table-cell office:value-type="float" office:value="0.0593430809676647" calcext:value-type="float">
            <text:p>0.059343080967665</text:p>
          </table:table-cell>
          <table:table-cell office:value-type="float" office:value="0.0588945783674717" calcext:value-type="float">
            <text:p>0.058894578367472</text:p>
          </table:table-cell>
          <table:table-cell office:value-type="string" calcext:value-type="string">
            <text:p>arousal_b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21" calcext:value-type="float">
            <text:p>0.21</text:p>
          </table:table-cell>
          <table:table-cell office:value-type="float" office:value="3.41" calcext:value-type="float">
            <text:p>3.41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float" office:value="0.196" calcext:value-type="float">
            <text:p>0.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ax</text:p>
          </table:table-cell>
          <table:table-cell office:value-type="float" office:value="0.0210618041455746" calcext:value-type="float">
            <text:p>0.021061804145575</text:p>
          </table:table-cell>
          <table:table-cell office:value-type="float" office:value="0.0282427817583084" calcext:value-type="float">
            <text:p>0.028242781758309</text:p>
          </table:table-cell>
          <table:table-cell office:value-type="string" calcext:value-type="string">
            <text:p>arousal_b</text:p>
          </table:table-cell>
          <table:table-cell office:value-type="float" office:value="0.059" calcext:value-type="float">
            <text:p>0.05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59" calcext:value-type="float">
            <text:p>0.059</text:p>
          </table:table-cell>
          <table:table-cell office:value-type="float" office:value="1.138" calcext:value-type="float">
            <text:p>1.138</text:p>
          </table:table-cell>
          <table:table-cell table:number-columns-repeated="2" office:value-type="float" office:value="0.304" calcext:value-type="float">
            <text:p>0.304</text:p>
          </table:table-cell>
          <table:table-cell office:value-type="float" office:value="0.075" calcext:value-type="float">
            <text:p>0.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in</text:p>
          </table:table-cell>
          <table:table-cell office:value-type="float" office:value="0.115654692053795" calcext:value-type="float">
            <text:p>0.115654692053795</text:p>
          </table:table-cell>
          <table:table-cell office:value-type="float" office:value="0.651468336582184" calcext:value-type="float">
            <text:p>0.651468336582184</text:p>
          </table:table-cell>
          <table:table-cell office:value-type="string" calcext:value-type="string">
            <text:p>arousal_b</text:p>
          </table:table-cell>
          <table:table-cell office:value-type="float" office:value="0.157" calcext:value-type="float">
            <text:p>0.15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57" calcext:value-type="float">
            <text:p>0.157</text:p>
          </table:table-cell>
          <table:table-cell office:value-type="float" office:value="2.71" calcext:value-type="float">
            <text:p>2.71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0.162" calcext:value-type="float">
            <text:p>0.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var</text:p>
          </table:table-cell>
          <table:table-cell office:value-type="float" office:value="0.100526914000511" calcext:value-type="float">
            <text:p>0.100526914000511</text:p>
          </table:table-cell>
          <table:table-cell office:value-type="float" office:value="0.11485093832016" calcext:value-type="float">
            <text:p>0.11485093832016</text:p>
          </table:table-cell>
          <table:table-cell office:value-type="string" calcext:value-type="string">
            <text:p>arousal_b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8" calcext:value-type="float">
            <text:p>0.008</text:p>
          </table:table-cell>
          <table:table-cell office:value-type="float" office:value="0.222" calcext:value-type="float">
            <text:p>0.222</text:p>
          </table:table-cell>
          <table:table-cell table:number-columns-repeated="2" office:value-type="float" office:value="0.645" calcext:value-type="float">
            <text:p>0.645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td</text:p>
          </table:table-cell>
          <table:table-cell office:value-type="float" office:value="0.37458810210228" calcext:value-type="float">
            <text:p>0.37458810210228</text:p>
          </table:table-cell>
          <table:table-cell office:value-type="float" office:value="0.338181555271149" calcext:value-type="float">
            <text:p>0.338181555271149</text:p>
          </table:table-cell>
          <table:table-cell office:value-type="string" calcext:value-type="string">
            <text:p>arousal_b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487" calcext:value-type="float">
            <text:p>0.487</text:p>
          </table:table-cell>
          <table:table-cell table:number-columns-repeated="2" office:value-type="float" office:value="0.497" calcext:value-type="float">
            <text:p>0.497</text:p>
          </table:table-cell>
          <table:table-cell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kew</text:p>
          </table:table-cell>
          <table:table-cell office:value-type="float" office:value="0.357365399599075" calcext:value-type="float">
            <text:p>0.357365399599075</text:p>
          </table:table-cell>
          <table:table-cell office:value-type="float" office:value="0.419001251459122" calcext:value-type="float">
            <text:p>0.419001251459122</text:p>
          </table:table-cell>
          <table:table-cell office:value-type="string" calcext:value-type="string">
            <text:p>arousal_b</text:p>
          </table:table-cell>
          <table:table-cell office:value-type="float" office:value="0.583" calcext:value-type="float">
            <text:p>0.58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583" calcext:value-type="float">
            <text:p>0.583</text:p>
          </table:table-cell>
          <table:table-cell office:value-type="float" office:value="10.138" calcext:value-type="float">
            <text:p>10.138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kurt</text:p>
          </table:table-cell>
          <table:table-cell office:value-type="float" office:value="0.015023136511445" calcext:value-type="float">
            <text:p>0.015023136511445</text:p>
          </table:table-cell>
          <table:table-cell office:value-type="float" office:value="0.575861752033234" calcext:value-type="float">
            <text:p>0.575861752033234</text:p>
          </table:table-cell>
          <table:table-cell office:value-type="string" calcext:value-type="string">
            <text:p>arousal_b</text:p>
          </table:table-cell>
          <table:table-cell office:value-type="float" office:value="0.949" calcext:value-type="float">
            <text:p>0.94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949" calcext:value-type="float">
            <text:p>0.949</text:p>
          </table:table-cell>
          <table:table-cell office:value-type="float" office:value="12.461" calcext:value-type="float">
            <text:p>12.461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471" calcext:value-type="float">
            <text:p>0.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pos_derivative</text:p>
          </table:table-cell>
          <table:table-cell office:value-type="float" office:value="0.055699422955513" calcext:value-type="float">
            <text:p>0.055699422955513</text:p>
          </table:table-cell>
          <table:table-cell office:value-type="float" office:value="0.0907615348696709" calcext:value-type="float">
            <text:p>0.090761534869671</text:p>
          </table:table-cell>
          <table:table-cell office:value-type="string" calcext:value-type="string">
            <text:p>arousal_b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351" calcext:value-type="float">
            <text:p>0.351</text:p>
          </table:table-cell>
          <table:table-cell table:number-columns-repeated="2" office:value-type="float" office:value="0.563" calcext:value-type="float">
            <text:p>0.563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neg_derivative</text:p>
          </table:table-cell>
          <table:table-cell office:value-type="float" office:value="0.103885218501091" calcext:value-type="float">
            <text:p>0.103885218501091</text:p>
          </table:table-cell>
          <table:table-cell office:value-type="float" office:value="0.10602630674839" calcext:value-type="float">
            <text:p>0.10602630674839</text:p>
          </table:table-cell>
          <table:table-cell office:value-type="string" calcext:value-type="string">
            <text:p>arousal_b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353" calcext:value-type="float">
            <text:p>0.353</text:p>
          </table:table-cell>
          <table:table-cell table:number-columns-repeated="2" office:value-type="float" office:value="0.562" calcext:value-type="float">
            <text:p>0.562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0.251795262098312" calcext:value-type="float">
            <text:p>0.251795262098312</text:p>
          </table:table-cell>
          <table:table-cell office:value-type="float" office:value="0.306374490261078" calcext:value-type="float">
            <text:p>0.306374490261078</text:p>
          </table:table-cell>
          <table:table-cell office:value-type="string" calcext:value-type="string">
            <text:p>arousal_b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925" calcext:value-type="float">
            <text:p>0.925</text:p>
          </table:table-cell>
          <table:table-cell table:number-columns-repeated="2" office:value-type="float" office:value="0.352" calcext:value-type="float">
            <text:p>0.352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an</text:p>
          </table:table-cell>
          <table:table-cell office:value-type="float" office:value="0.0848006308078766" calcext:value-type="float">
            <text:p>0.084800630807877</text:p>
          </table:table-cell>
          <table:table-cell office:value-type="float" office:value="0.195812150835991" calcext:value-type="float">
            <text:p>0.195812150835991</text:p>
          </table:table-cell>
          <table:table-cell office:value-type="string" calcext:value-type="string">
            <text:p>arousal_b</text:p>
          </table:table-cell>
          <table:table-cell office:value-type="float" office:value="0.155" calcext:value-type="float">
            <text:p>0.15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55" calcext:value-type="float">
            <text:p>0.155</text:p>
          </table:table-cell>
          <table:table-cell office:value-type="float" office:value="5.408" calcext:value-type="float">
            <text:p>5.408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float" office:value="0.279" calcext:value-type="float">
            <text:p>0.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dian</text:p>
          </table:table-cell>
          <table:table-cell office:value-type="float" office:value="0.0262058693915606" calcext:value-type="float">
            <text:p>0.026205869391561</text:p>
          </table:table-cell>
          <table:table-cell office:value-type="float" office:value="0.0606588125228882" calcext:value-type="float">
            <text:p>0.060658812522888</text:p>
          </table:table-cell>
          <table:table-cell office:value-type="string" calcext:value-type="string">
            <text:p>arousal_b</text:p>
          </table:table-cell>
          <table:table-cell office:value-type="float" office:value="0.134" calcext:value-type="float">
            <text:p>0.1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34" calcext:value-type="float">
            <text:p>0.134</text:p>
          </table:table-cell>
          <table:table-cell office:value-type="float" office:value="3.692" calcext:value-type="float">
            <text:p>3.692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0.209" calcext:value-type="float">
            <text:p>0.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ax</text:p>
          </table:table-cell>
          <table:table-cell office:value-type="float" office:value="0.0737517699599266" calcext:value-type="float">
            <text:p>0.073751769959927</text:p>
          </table:table-cell>
          <table:table-cell office:value-type="float" office:value="0.0974869802594185" calcext:value-type="float">
            <text:p>0.097486980259419</text:p>
          </table:table-cell>
          <table:table-cell office:value-type="string" calcext:value-type="string">
            <text:p>arousal_b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455" calcext:value-type="float">
            <text:p>0.455</text:p>
          </table:table-cell>
          <table:table-cell table:number-columns-repeated="2" office:value-type="float" office:value="0.511" calcext:value-type="float">
            <text:p>0.511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in</text:p>
          </table:table-cell>
          <table:table-cell office:value-type="float" office:value="0.728746235370636" calcext:value-type="float">
            <text:p>0.728746235370636</text:p>
          </table:table-cell>
          <table:table-cell office:value-type="float" office:value="0.733890891075134" calcext:value-type="float">
            <text:p>0.733890891075134</text:p>
          </table:table-cell>
          <table:table-cell office:value-type="string" calcext:value-type="string">
            <text:p>arousal_b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  <table:table-cell office:value-type="float" office:value="0.223" calcext:value-type="float">
            <text:p>0.223</text:p>
          </table:table-cell>
          <table:table-cell table:number-columns-repeated="2" office:value-type="float" office:value="0.644" calcext:value-type="float">
            <text:p>0.644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var</text:p>
          </table:table-cell>
          <table:table-cell office:value-type="float" office:value="0.0219279117882252" calcext:value-type="float">
            <text:p>0.021927911788225</text:p>
          </table:table-cell>
          <table:table-cell office:value-type="float" office:value="0.50108927488327" calcext:value-type="float">
            <text:p>0.50108927488327</text:p>
          </table:table-cell>
          <table:table-cell office:value-type="string" calcext:value-type="string">
            <text:p>arousal_b</text:p>
          </table:table-cell>
          <table:table-cell office:value-type="float" office:value="0.091" calcext:value-type="float">
            <text:p>0.09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91" calcext:value-type="float">
            <text:p>0.091</text:p>
          </table:table-cell>
          <table:table-cell office:value-type="float" office:value="3.535" calcext:value-type="float">
            <text:p>3.535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td</text:p>
          </table:table-cell>
          <table:table-cell office:value-type="float" office:value="0.0615826323628426" calcext:value-type="float">
            <text:p>0.061582632362843</text:p>
          </table:table-cell>
          <table:table-cell office:value-type="float" office:value="0.350043803453445" calcext:value-type="float">
            <text:p>0.350043803453445</text:p>
          </table:table-cell>
          <table:table-cell office:value-type="string" calcext:value-type="string">
            <text:p>arousal_b</text:p>
          </table:table-cell>
          <table:table-cell office:value-type="float" office:value="0.097" calcext:value-type="float">
            <text:p>0.09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97" calcext:value-type="float">
            <text:p>0.097</text:p>
          </table:table-cell>
          <table:table-cell office:value-type="float" office:value="4.791" calcext:value-type="float">
            <text:p>4.791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255" calcext:value-type="float">
            <text:p>0.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kew</text:p>
          </table:table-cell>
          <table:table-cell office:value-type="float" office:value="0.591862082481384" calcext:value-type="float">
            <text:p>0.591862082481384</text:p>
          </table:table-cell>
          <table:table-cell office:value-type="float" office:value="0.758429527282715" calcext:value-type="float">
            <text:p>0.758429527282715</text:p>
          </table:table-cell>
          <table:table-cell office:value-type="string" calcext:value-type="string">
            <text:p>arousal_b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8" calcext:value-type="float">
            <text:p>0.008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0.642" calcext:value-type="float">
            <text:p>0.642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kurt</text:p>
          </table:table-cell>
          <table:table-cell office:value-type="float" office:value="0.0113455485552549" calcext:value-type="float">
            <text:p>0.011345548555255</text:p>
          </table:table-cell>
          <table:table-cell office:value-type="float" office:value="0.0509982295334339" calcext:value-type="float">
            <text:p>0.050998229533434</text:p>
          </table:table-cell>
          <table:table-cell office:value-type="string" calcext:value-type="string">
            <text:p>arousal_b</text:p>
          </table:table-cell>
          <table:table-cell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4" calcext:value-type="float">
            <text:p>0.034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532" calcext:value-type="float">
            <text:p>0.532</text:p>
          </table:table-cell>
          <table:table-cell office:value-type="float" office:value="0.028" calcext:value-type="float">
            <text:p>0.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pos_derivative</text:p>
          </table:table-cell>
          <table:table-cell office:value-type="float" office:value="0.0831204652786255" calcext:value-type="float">
            <text:p>0.083120465278626</text:p>
          </table:table-cell>
          <table:table-cell office:value-type="float" office:value="0.848546028137207" calcext:value-type="float">
            <text:p>0.848546028137207</text:p>
          </table:table-cell>
          <table:table-cell office:value-type="string" calcext:value-type="string">
            <text:p>arousal_b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6" calcext:value-type="float">
            <text:p>0.16</text:p>
          </table:table-cell>
          <table:table-cell office:value-type="float" office:value="5.148" calcext:value-type="float">
            <text:p>5.148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269" calcext:value-type="float">
            <text:p>0.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neg_derivative</text:p>
          </table:table-cell>
          <table:table-cell office:value-type="float" office:value="0.0706556066870689" calcext:value-type="float">
            <text:p>0.070655606687069</text:p>
          </table:table-cell>
          <table:table-cell office:value-type="float" office:value="0.297349065542221" calcext:value-type="float">
            <text:p>0.297349065542221</text:p>
          </table:table-cell>
          <table:table-cell office:value-type="string" calcext:value-type="string">
            <text:p>arousal_b</text:p>
          </table:table-cell>
          <table:table-cell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4" calcext:value-type="float">
            <text:p>0.034</text:p>
          </table:table-cell>
          <table:table-cell office:value-type="float" office:value="3.954" calcext:value-type="float">
            <text:p>3.954</text:p>
          </table:table-cell>
          <table:table-cell table:number-columns-repeated="2" office:value-type="float" office:value="0.067" calcext:value-type="float">
            <text:p>0.067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eanNN</text:p>
          </table:table-cell>
          <table:table-cell office:value-type="float" office:value="0.0644142553210259" calcext:value-type="float">
            <text:p>0.064414255321026</text:p>
          </table:table-cell>
          <table:table-cell office:value-type="float" office:value="0.0604149401187897" calcext:value-type="float">
            <text:p>0.06041494011879</text:p>
          </table:table-cell>
          <table:table-cell office:value-type="string" calcext:value-type="string">
            <text:p>arousal_b</text:p>
          </table:table-cell>
          <table:table-cell office:value-type="float" office:value="0.084" calcext:value-type="float">
            <text:p>0.0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84" calcext:value-type="float">
            <text:p>0.084</text:p>
          </table:table-cell>
          <table:table-cell office:value-type="float" office:value="4.141" calcext:value-type="float">
            <text:p>4.141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228" calcext:value-type="float">
            <text:p>0.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</text:p>
          </table:table-cell>
          <table:table-cell office:value-type="float" office:value="0.0550687909126282" calcext:value-type="float">
            <text:p>0.055068790912628</text:p>
          </table:table-cell>
          <table:table-cell office:value-type="float" office:value="0.754402756690979" calcext:value-type="float">
            <text:p>0.754402756690979</text:p>
          </table:table-cell>
          <table:table-cell office:value-type="string" calcext:value-type="string">
            <text:p>arousal_b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58" calcext:value-type="float">
            <text:p>0.058</text:p>
          </table:table-cell>
          <table:table-cell office:value-type="float" office:value="1.536" calcext:value-type="float">
            <text:p>1.536</text:p>
          </table:table-cell>
          <table:table-cell table:number-columns-repeated="2" office:value-type="float" office:value="0.236" calcext:value-type="float">
            <text:p>0.236</text:p>
          </table:table-cell>
          <table:table-cell office:value-type="float" office:value="0.099" calcext:value-type="float">
            <text:p>0.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RMSSD</text:p>
          </table:table-cell>
          <table:table-cell office:value-type="float" office:value="0.0457452870905399" calcext:value-type="float">
            <text:p>0.04574528709054</text:p>
          </table:table-cell>
          <table:table-cell office:value-type="float" office:value="0.79189532995224" calcext:value-type="float">
            <text:p>0.79189532995224</text:p>
          </table:table-cell>
          <table:table-cell office:value-type="string" calcext:value-type="string">
            <text:p>arousal_b</text:p>
          </table:table-cell>
          <table:table-cell office:value-type="float" office:value="0.088" calcext:value-type="float">
            <text:p>0.08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88" calcext:value-type="float">
            <text:p>0.088</text:p>
          </table:table-cell>
          <table:table-cell office:value-type="float" office:value="1.667" calcext:value-type="float">
            <text:p>1.667</text:p>
          </table:table-cell>
          <table:table-cell table:number-columns-repeated="2" office:value-type="float" office:value="0.218" calcext:value-type="float">
            <text:p>0.218</text:p>
          </table:table-cell>
          <table:table-cell office:value-type="float" office:value="0.106" calcext:value-type="float">
            <text:p>0.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SD</text:p>
          </table:table-cell>
          <table:table-cell office:value-type="float" office:value="0.0453709065914154" calcext:value-type="float">
            <text:p>0.045370906591416</text:p>
          </table:table-cell>
          <table:table-cell office:value-type="float" office:value="0.790401935577393" calcext:value-type="float">
            <text:p>0.790401935577393</text:p>
          </table:table-cell>
          <table:table-cell office:value-type="string" calcext:value-type="string">
            <text:p>arousal_b</text:p>
          </table:table-cell>
          <table:table-cell office:value-type="float" office:value="0.088" calcext:value-type="float">
            <text:p>0.08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88" calcext:value-type="float">
            <text:p>0.088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.217" calcext:value-type="float">
            <text:p>0.217</text:p>
          </table:table-cell>
          <table:table-cell office:value-type="float" office:value="0.107" calcext:value-type="float">
            <text:p>0.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CVNN</text:p>
          </table:table-cell>
          <table:table-cell office:value-type="float" office:value="0.0390238054096699" calcext:value-type="float">
            <text:p>0.03902380540967</text:p>
          </table:table-cell>
          <table:table-cell office:value-type="float" office:value="0.617038249969482" calcext:value-type="float">
            <text:p>0.617038249969482</text:p>
          </table:table-cell>
          <table:table-cell office:value-type="string" calcext:value-type="string">
            <text:p>arousal_b</text:p>
          </table:table-cell>
          <table:table-cell office:value-type="float" office:value="0.082" calcext:value-type="float">
            <text:p>0.08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82" calcext:value-type="float">
            <text:p>0.082</text:p>
          </table:table-cell>
          <table:table-cell office:value-type="float" office:value="2.319" calcext:value-type="float">
            <text:p>2.319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42" calcext:value-type="float">
            <text:p>0.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CVSD</text:p>
          </table:table-cell>
          <table:table-cell office:value-type="float" office:value="0.0327875018119812" calcext:value-type="float">
            <text:p>0.032787501811981</text:p>
          </table:table-cell>
          <table:table-cell office:value-type="float" office:value="0.677009403705597" calcext:value-type="float">
            <text:p>0.677009403705597</text:p>
          </table:table-cell>
          <table:table-cell office:value-type="string" calcext:value-type="string">
            <text:p>arousal_b</text:p>
          </table:table-cell>
          <table:table-cell office:value-type="float" office:value="0.107" calcext:value-type="float">
            <text:p>0.10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07" calcext:value-type="float">
            <text:p>0.107</text:p>
          </table:table-cell>
          <table:table-cell office:value-type="float" office:value="2.119" calcext:value-type="float">
            <text:p>2.119</text:p>
          </table:table-cell>
          <table:table-cell table:number-columns-repeated="2" office:value-type="float" office:value="0.168" calcext:value-type="float">
            <text:p>0.168</text:p>
          </table:table-cell>
          <table:table-cell office:value-type="float" office:value="0.131" calcext:value-type="float">
            <text:p>0.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edianNN</text:p>
          </table:table-cell>
          <table:table-cell office:value-type="float" office:value="0.0769716650247574" calcext:value-type="float">
            <text:p>0.076971665024757</text:p>
          </table:table-cell>
          <table:table-cell office:value-type="float" office:value="0.0767486467957497" calcext:value-type="float">
            <text:p>0.07674864679575</text:p>
          </table:table-cell>
          <table:table-cell office:value-type="string" calcext:value-type="string">
            <text:p>arousal_b</text:p>
          </table:table-cell>
          <table:table-cell office:value-type="float" office:value="0.086" calcext:value-type="float">
            <text:p>0.08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86" calcext:value-type="float">
            <text:p>0.086</text:p>
          </table:table-cell>
          <table:table-cell office:value-type="float" office:value="5.043" calcext:value-type="float">
            <text:p>5.043</text:p>
          </table:table-cell>
          <table:table-cell table:number-columns-repeated="2" office:value-type="float" office:value="0.041" calcext:value-type="float">
            <text:p>0.041</text:p>
          </table:table-cell>
          <table:table-cell office:value-type="float" office:value="0.265" calcext:value-type="float">
            <text:p>0.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184140145778656" calcext:value-type="float">
            <text:p>0.184140145778656</text:p>
          </table:table-cell>
          <table:table-cell office:value-type="float" office:value="0.181878864765167" calcext:value-type="float">
            <text:p>0.181878864765167</text:p>
          </table:table-cell>
          <table:table-cell office:value-type="string" calcext:value-type="string">
            <text:p>arousal_b</text:p>
          </table:table-cell>
          <table:table-cell office:value-type="float" office:value="0.194" calcext:value-type="float">
            <text:p>0.19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94" calcext:value-type="float">
            <text:p>0.194</text:p>
          </table:table-cell>
          <table:table-cell office:value-type="float" office:value="8.111" calcext:value-type="float">
            <text:p>8.111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367" calcext:value-type="float">
            <text:p>0.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CVNN</text:p>
          </table:table-cell>
          <table:table-cell office:value-type="float" office:value="0.147956684231758" calcext:value-type="float">
            <text:p>0.147956684231758</text:p>
          </table:table-cell>
          <table:table-cell office:value-type="float" office:value="0.395732879638672" calcext:value-type="float">
            <text:p>0.395732879638672</text:p>
          </table:table-cell>
          <table:table-cell office:value-type="string" calcext:value-type="string">
            <text:p>arousal_b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22" calcext:value-type="float">
            <text:p>0.22</text:p>
          </table:table-cell>
          <table:table-cell office:value-type="float" office:value="10.492" calcext:value-type="float">
            <text:p>10.492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428" calcext:value-type="float">
            <text:p>0.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IQRNN</text:p>
          </table:table-cell>
          <table:table-cell office:value-type="float" office:value="0.183925464749336" calcext:value-type="float">
            <text:p>0.183925464749336</text:p>
          </table:table-cell>
          <table:table-cell office:value-type="float" office:value="0.313644587993622" calcext:value-type="float">
            <text:p>0.313644587993622</text:p>
          </table:table-cell>
          <table:table-cell office:value-type="string" calcext:value-type="string">
            <text:p>arousal_b</text:p>
          </table:table-cell>
          <table:table-cell office:value-type="float" office:value="0.126" calcext:value-type="float">
            <text:p>0.12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26" calcext:value-type="float">
            <text:p>0.126</text:p>
          </table:table-cell>
          <table:table-cell office:value-type="float" office:value="4.638" calcext:value-type="float">
            <text:p>4.638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float" office:value="0.249" calcext:value-type="float">
            <text:p>0.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50</text:p>
          </table:table-cell>
          <table:table-cell office:value-type="float" office:value="0.0112922694534063" calcext:value-type="float">
            <text:p>0.011292269453406</text:p>
          </table:table-cell>
          <table:table-cell office:value-type="float" office:value="0.107635408639908" calcext:value-type="float">
            <text:p>0.107635408639908</text:p>
          </table:table-cell>
          <table:table-cell office:value-type="string" calcext:value-type="string">
            <text:p>arousal_b</text:p>
          </table:table-cell>
          <table:table-cell office:value-type="float" office:value="0.128" calcext:value-type="float">
            <text:p>0.12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28" calcext:value-type="float">
            <text:p>0.128</text:p>
          </table:table-cell>
          <table:table-cell office:value-type="float" office:value="6.478" calcext:value-type="float">
            <text:p>6.478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float" office:value="0.316" calcext:value-type="float">
            <text:p>0.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20</text:p>
          </table:table-cell>
          <table:table-cell office:value-type="float" office:value="0.0358814559876919" calcext:value-type="float">
            <text:p>0.035881455987692</text:p>
          </table:table-cell>
          <table:table-cell office:value-type="float" office:value="0.096736378967762" calcext:value-type="float">
            <text:p>0.096736378967762</text:p>
          </table:table-cell>
          <table:table-cell office:value-type="string" calcext:value-type="string">
            <text:p>arousal_b</text:p>
          </table:table-cell>
          <table:table-cell office:value-type="float" office:value="0.204" calcext:value-type="float">
            <text:p>0.2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204" calcext:value-type="float">
            <text:p>0.204</text:p>
          </table:table-cell>
          <table:table-cell office:value-type="float" office:value="8.455" calcext:value-type="float">
            <text:p>8.455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377" calcext:value-type="float">
            <text:p>0.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HTI</text:p>
          </table:table-cell>
          <table:table-cell office:value-type="float" office:value="0.194337695837021" calcext:value-type="float">
            <text:p>0.194337695837021</text:p>
          </table:table-cell>
          <table:table-cell office:value-type="float" office:value="0.191928878426552" calcext:value-type="float">
            <text:p>0.191928878426552</text:p>
          </table:table-cell>
          <table:table-cell office:value-type="string" calcext:value-type="string">
            <text:p>arousal_b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21" calcext:value-type="float">
            <text:p>0.021</text:p>
          </table:table-cell>
          <table:table-cell office:value-type="float" office:value="0.919" calcext:value-type="float">
            <text:p>0.919</text:p>
          </table:table-cell>
          <table:table-cell table:number-columns-repeated="2" office:value-type="float" office:value="0.354" calcext:value-type="float">
            <text:p>0.354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TINN</text:p>
          </table:table-cell>
          <table:table-cell office:value-type="float" office:value="0.0076413806527853" calcext:value-type="float">
            <text:p>0.007641380652785</text:p>
          </table:table-cell>
          <table:table-cell office:value-type="float" office:value="0.00885586254298687" calcext:value-type="float">
            <text:p>0.008855862542987</text:p>
          </table:table-cell>
          <table:table-cell office:value-type="string" calcext:value-type="string">
            <text:p>arousal_b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911" calcext:value-type="float">
            <text:p>0.91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829646468162537" calcext:value-type="float">
            <text:p>0.829646468162537</text:p>
          </table:table-cell>
          <table:table-cell office:value-type="float" office:value="0.833861529827118" calcext:value-type="float">
            <text:p>0.833861529827118</text:p>
          </table:table-cell>
          <table:table-cell office:value-type="string" calcext:value-type="string">
            <text:p>arousal_b * task</text:p>
          </table:table-cell>
          <table:table-cell office:value-type="float" office:value="0.035" calcext:value-type="float">
            <text:p>0.03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5" calcext:value-type="float">
            <text:p>0.035</text:p>
          </table:table-cell>
          <table:table-cell office:value-type="float" office:value="1.095" calcext:value-type="float">
            <text:p>1.095</text:p>
          </table:table-cell>
          <table:table-cell table:number-columns-repeated="2" office:value-type="float" office:value="0.313" calcext:value-type="float">
            <text:p>0.313</text:p>
          </table:table-cell>
          <table:table-cell office:value-type="float" office:value="0.073" calcext:value-type="float">
            <text:p>0.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110471665859222" calcext:value-type="float">
            <text:p>0.110471665859222</text:p>
          </table:table-cell>
          <table:table-cell office:value-type="float" office:value="0.112931810319424" calcext:value-type="float">
            <text:p>0.112931810319424</text:p>
          </table:table-cell>
          <table:table-cell office:value-type="string" calcext:value-type="string">
            <text:p>arousal_b * 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916" calcext:value-type="float">
            <text:p>0.916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0.11008483171463" calcext:value-type="float">
            <text:p>0.11008483171463</text:p>
          </table:table-cell>
          <table:table-cell office:value-type="float" office:value="0.119937688112259" calcext:value-type="float">
            <text:p>0.119937688112259</text:p>
          </table:table-cell>
          <table:table-cell office:value-type="string" calcext:value-type="string">
            <text:p>arousal_b * task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.808" calcext:value-type="float">
            <text:p>0.808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210014283657074" calcext:value-type="float">
            <text:p>0.021001428365707</text:p>
          </table:table-cell>
          <table:table-cell office:value-type="float" office:value="0.0281824078410864" calcext:value-type="float">
            <text:p>0.028182407841086</text:p>
          </table:table-cell>
          <table:table-cell office:value-type="string" calcext:value-type="string">
            <text:p>arousal_b * task</text:p>
          </table:table-cell>
          <table:table-cell office:value-type="float" office:value="0.043" calcext:value-type="float">
            <text:p>0.0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43" calcext:value-type="float">
            <text:p>0.043</text:p>
          </table:table-cell>
          <table:table-cell office:value-type="float" office:value="0.803" calcext:value-type="float">
            <text:p>0.803</text:p>
          </table:table-cell>
          <table:table-cell table:number-columns-repeated="2" office:value-type="float" office:value="0.385" calcext:value-type="float">
            <text:p>0.385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128409758210182" calcext:value-type="float">
            <text:p>0.128409758210182</text:p>
          </table:table-cell>
          <table:table-cell office:value-type="float" office:value="0.140302866697311" calcext:value-type="float">
            <text:p>0.140302866697311</text:p>
          </table:table-cell>
          <table:table-cell office:value-type="string" calcext:value-type="string">
            <text:p>arousal_b * task</text:p>
          </table:table-cell>
          <table:table-cell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46" calcext:value-type="float">
            <text:p>0.046</text:p>
          </table:table-cell>
          <table:table-cell office:value-type="float" office:value="0.872" calcext:value-type="float">
            <text:p>0.872</text:p>
          </table:table-cell>
          <table:table-cell table:number-columns-repeated="2" office:value-type="float" office:value="0.366" calcext:value-type="float">
            <text:p>0.366</text:p>
          </table:table-cell>
          <table:table-cell office:value-type="float" office:value="0.059" calcext:value-type="float">
            <text:p>0.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i</text:p>
          </table:table-cell>
          <table:table-cell office:value-type="float" office:value="0.0252054464071989" calcext:value-type="float">
            <text:p>0.025205446407199</text:p>
          </table:table-cell>
          <table:table-cell office:value-type="float" office:value="0.0225350074470043" calcext:value-type="float">
            <text:p>0.022535007447004</text:p>
          </table:table-cell>
          <table:table-cell office:value-type="string" calcext:value-type="string">
            <text:p>arousal_b * 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.861" calcext:value-type="float">
            <text:p>0.861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0.0183966681361198" calcext:value-type="float">
            <text:p>0.01839666813612</text:p>
          </table:table-cell>
          <table:table-cell office:value-type="float" office:value="0.0510676205158234" calcext:value-type="float">
            <text:p>0.051067620515823</text:p>
          </table:table-cell>
          <table:table-cell office:value-type="string" calcext:value-type="string">
            <text:p>arousal_b * task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nn50</text:p>
          </table:table-cell>
          <table:table-cell office:value-type="float" office:value="0.176028445363045" calcext:value-type="float">
            <text:p>0.176028445363045</text:p>
          </table:table-cell>
          <table:table-cell office:value-type="float" office:value="0.520042717456818" calcext:value-type="float">
            <text:p>0.520042717456818</text:p>
          </table:table-cell>
          <table:table-cell office:value-type="string" calcext:value-type="string">
            <text:p>arousal_b * task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.772" calcext:value-type="float">
            <text:p>0.772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nn</text:p>
          </table:table-cell>
          <table:table-cell office:value-type="float" office:value="0.149177461862564" calcext:value-type="float">
            <text:p>0.149177461862564</text:p>
          </table:table-cell>
          <table:table-cell office:value-type="float" office:value="0.377682238817215" calcext:value-type="float">
            <text:p>0.377682238817215</text:p>
          </table:table-cell>
          <table:table-cell office:value-type="string" calcext:value-type="string">
            <text:p>arousal_b * task</text:p>
          </table:table-cell>
          <table:table-cell office:value-type="float" office:value="0.115" calcext:value-type="float">
            <text:p>0.1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15" calcext:value-type="float">
            <text:p>0.115</text:p>
          </table:table-cell>
          <table:table-cell office:value-type="float" office:value="1.974" calcext:value-type="float">
            <text:p>1.974</text:p>
          </table:table-cell>
          <table:table-cell table:number-columns-repeated="2" office:value-type="float" office:value="0.182" calcext:value-type="float">
            <text:p>0.182</text:p>
          </table:table-cell>
          <table:table-cell office:value-type="float" office:value="0.124" calcext:value-type="float">
            <text:p>0.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1</text:p>
          </table:table-cell>
          <table:table-cell office:value-type="float" office:value="0.0328849405050278" calcext:value-type="float">
            <text:p>0.032884940505028</text:p>
          </table:table-cell>
          <table:table-cell office:value-type="float" office:value="0.132824763655663" calcext:value-type="float">
            <text:p>0.132824763655663</text:p>
          </table:table-cell>
          <table:table-cell office:value-type="string" calcext:value-type="string">
            <text:p>arousal_b * task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2" calcext:value-type="float">
            <text:p>0.02</text:p>
          </table:table-cell>
          <table:table-cell office:value-type="float" office:value="0.357" calcext:value-type="float">
            <text:p>0.357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ssd</text:p>
          </table:table-cell>
          <table:table-cell office:value-type="float" office:value="0.00456456933170557" calcext:value-type="float">
            <text:p>0.004564569331706</text:p>
          </table:table-cell>
          <table:table-cell office:value-type="float" office:value="0.0358443111181259" calcext:value-type="float">
            <text:p>0.035844311118126</text:p>
          </table:table-cell>
          <table:table-cell office:value-type="string" calcext:value-type="string">
            <text:p>arousal_b * task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1" calcext:value-type="float">
            <text:p>0.031</text:p>
          </table:table-cell>
          <table:table-cell office:value-type="float" office:value="0.466" calcext:value-type="float">
            <text:p>0.466</text:p>
          </table:table-cell>
          <table:table-cell table:number-columns-repeated="2" office:value-type="float" office:value="0.506" calcext:value-type="float">
            <text:p>0.506</text:p>
          </table:table-cell>
          <table:table-cell office:value-type="float" office:value="0.032" calcext:value-type="float">
            <text:p>0.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an</text:p>
          </table:table-cell>
          <table:table-cell office:value-type="float" office:value="0.208260416984558" calcext:value-type="float">
            <text:p>0.208260416984558</text:p>
          </table:table-cell>
          <table:table-cell office:value-type="float" office:value="0.256336033344269" calcext:value-type="float">
            <text:p>0.256336033344269</text:p>
          </table:table-cell>
          <table:table-cell office:value-type="string" calcext:value-type="string">
            <text:p>arousal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929" calcext:value-type="float">
            <text:p>0.929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dian</text:p>
          </table:table-cell>
          <table:table-cell office:value-type="float" office:value="0.0593430809676647" calcext:value-type="float">
            <text:p>0.059343080967665</text:p>
          </table:table-cell>
          <table:table-cell office:value-type="float" office:value="0.0588945783674717" calcext:value-type="float">
            <text:p>0.058894578367472</text:p>
          </table:table-cell>
          <table:table-cell office:value-type="string" calcext:value-type="string">
            <text:p>arousal_b * task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758" calcext:value-type="float">
            <text:p>0.758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ax</text:p>
          </table:table-cell>
          <table:table-cell office:value-type="float" office:value="0.0210618041455746" calcext:value-type="float">
            <text:p>0.021061804145575</text:p>
          </table:table-cell>
          <table:table-cell office:value-type="float" office:value="0.0282427817583084" calcext:value-type="float">
            <text:p>0.028242781758309</text:p>
          </table:table-cell>
          <table:table-cell office:value-type="string" calcext:value-type="string">
            <text:p>arousal_b * task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44" calcext:value-type="float">
            <text:p>0.044</text:p>
          </table:table-cell>
          <table:table-cell office:value-type="float" office:value="0.806" calcext:value-type="float">
            <text:p>0.806</text:p>
          </table:table-cell>
          <table:table-cell table:number-columns-repeated="2" office:value-type="float" office:value="0.385" calcext:value-type="float">
            <text:p>0.385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in</text:p>
          </table:table-cell>
          <table:table-cell office:value-type="float" office:value="0.115654692053795" calcext:value-type="float">
            <text:p>0.115654692053795</text:p>
          </table:table-cell>
          <table:table-cell office:value-type="float" office:value="0.651468336582184" calcext:value-type="float">
            <text:p>0.651468336582184</text:p>
          </table:table-cell>
          <table:table-cell office:value-type="string" calcext:value-type="string">
            <text:p>arousal_b * task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var</text:p>
          </table:table-cell>
          <table:table-cell office:value-type="float" office:value="0.100526914000511" calcext:value-type="float">
            <text:p>0.100526914000511</text:p>
          </table:table-cell>
          <table:table-cell office:value-type="float" office:value="0.11485093832016" calcext:value-type="float">
            <text:p>0.11485093832016</text:p>
          </table:table-cell>
          <table:table-cell office:value-type="string" calcext:value-type="string">
            <text:p>arousal_b * task</text:p>
          </table:table-cell>
          <table:table-cell office:value-type="float" office:value="0.071" calcext:value-type="float">
            <text:p>0.07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71" calcext:value-type="float">
            <text:p>0.071</text:p>
          </table:table-cell>
          <table:table-cell office:value-type="float" office:value="1.036" calcext:value-type="float">
            <text:p>1.036</text:p>
          </table:table-cell>
          <table:table-cell table:number-columns-repeated="2" office:value-type="float" office:value="0.326" calcext:value-type="float">
            <text:p>0.326</text:p>
          </table:table-cell>
          <table:table-cell office:value-type="float" office:value="0.069" calcext:value-type="float">
            <text:p>0.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td</text:p>
          </table:table-cell>
          <table:table-cell office:value-type="float" office:value="0.37458810210228" calcext:value-type="float">
            <text:p>0.37458810210228</text:p>
          </table:table-cell>
          <table:table-cell office:value-type="float" office:value="0.338181555271149" calcext:value-type="float">
            <text:p>0.338181555271149</text:p>
          </table:table-cell>
          <table:table-cell office:value-type="string" calcext:value-type="string">
            <text:p>arousal_b * task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" calcext:value-type="float">
            <text:p>0.03</text:p>
          </table:table-cell>
          <table:table-cell office:value-type="float" office:value="0.541" calcext:value-type="float">
            <text:p>0.541</text:p>
          </table:table-cell>
          <table:table-cell table:number-columns-repeated="2" office:value-type="float" office:value="0.474" calcext:value-type="float">
            <text:p>0.474</text:p>
          </table:table-cell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kew</text:p>
          </table:table-cell>
          <table:table-cell office:value-type="float" office:value="0.357365399599075" calcext:value-type="float">
            <text:p>0.357365399599075</text:p>
          </table:table-cell>
          <table:table-cell office:value-type="float" office:value="0.419001251459122" calcext:value-type="float">
            <text:p>0.419001251459122</text:p>
          </table:table-cell>
          <table:table-cell office:value-type="string" calcext:value-type="string">
            <text:p>arousal_b * task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427" calcext:value-type="float">
            <text:p>0.427</text:p>
          </table:table-cell>
          <table:table-cell table:number-columns-repeated="2" office:value-type="float" office:value="0.524" calcext:value-type="float">
            <text:p>0.524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kurt</text:p>
          </table:table-cell>
          <table:table-cell office:value-type="float" office:value="0.015023136511445" calcext:value-type="float">
            <text:p>0.015023136511445</text:p>
          </table:table-cell>
          <table:table-cell office:value-type="float" office:value="0.575861752033234" calcext:value-type="float">
            <text:p>0.575861752033234</text:p>
          </table:table-cell>
          <table:table-cell office:value-type="string" calcext:value-type="string">
            <text:p>arousal_b * task</text:p>
          </table:table-cell>
          <table:table-cell office:value-type="float" office:value="0.043" calcext:value-type="float">
            <text:p>0.0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43" calcext:value-type="float">
            <text:p>0.043</text:p>
          </table:table-cell>
          <table:table-cell office:value-type="float" office:value="0.696" calcext:value-type="float">
            <text:p>0.696</text:p>
          </table:table-cell>
          <table:table-cell table:number-columns-repeated="2" office:value-type="float" office:value="0.418" calcext:value-type="float">
            <text:p>0.418</text:p>
          </table:table-cell>
          <table:table-cell office:value-type="float" office:value="0.047" calcext:value-type="float">
            <text:p>0.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pos_derivative</text:p>
          </table:table-cell>
          <table:table-cell office:value-type="float" office:value="0.055699422955513" calcext:value-type="float">
            <text:p>0.055699422955513</text:p>
          </table:table-cell>
          <table:table-cell office:value-type="float" office:value="0.0907615348696709" calcext:value-type="float">
            <text:p>0.090761534869671</text:p>
          </table:table-cell>
          <table:table-cell office:value-type="string" calcext:value-type="string">
            <text:p>arousal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951" calcext:value-type="float">
            <text:p>0.9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neg_derivative</text:p>
          </table:table-cell>
          <table:table-cell office:value-type="float" office:value="0.103885218501091" calcext:value-type="float">
            <text:p>0.103885218501091</text:p>
          </table:table-cell>
          <table:table-cell office:value-type="float" office:value="0.10602630674839" calcext:value-type="float">
            <text:p>0.10602630674839</text:p>
          </table:table-cell>
          <table:table-cell office:value-type="string" calcext:value-type="string">
            <text:p>arousal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977" calcext:value-type="float">
            <text:p>0.9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0.251795262098312" calcext:value-type="float">
            <text:p>0.251795262098312</text:p>
          </table:table-cell>
          <table:table-cell office:value-type="float" office:value="0.306374490261078" calcext:value-type="float">
            <text:p>0.306374490261078</text:p>
          </table:table-cell>
          <table:table-cell office:value-type="string" calcext:value-type="string">
            <text:p>arousal_b * task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3" calcext:value-type="float">
            <text:p>0.013</text:p>
          </table:table-cell>
          <table:table-cell office:value-type="float" office:value="1.814" calcext:value-type="float">
            <text:p>1.814</text:p>
          </table:table-cell>
          <table:table-cell table:number-columns-repeated="2" office:value-type="float" office:value="0.199" calcext:value-type="float">
            <text:p>0.199</text:p>
          </table:table-cell>
          <table:table-cell office:value-type="float" office:value="0.115" calcext:value-type="float">
            <text:p>0.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an</text:p>
          </table:table-cell>
          <table:table-cell office:value-type="float" office:value="0.0848006308078766" calcext:value-type="float">
            <text:p>0.084800630807877</text:p>
          </table:table-cell>
          <table:table-cell office:value-type="float" office:value="0.195812150835991" calcext:value-type="float">
            <text:p>0.195812150835991</text:p>
          </table:table-cell>
          <table:table-cell office:value-type="string" calcext:value-type="string">
            <text:p>arousal_b * task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814" calcext:value-type="float">
            <text:p>0.814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dian</text:p>
          </table:table-cell>
          <table:table-cell office:value-type="float" office:value="0.0262058693915606" calcext:value-type="float">
            <text:p>0.026205869391561</text:p>
          </table:table-cell>
          <table:table-cell office:value-type="float" office:value="0.0606588125228882" calcext:value-type="float">
            <text:p>0.060658812522888</text:p>
          </table:table-cell>
          <table:table-cell office:value-type="string" calcext:value-type="string">
            <text:p>arousal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91" calcext:value-type="float">
            <text:p>0.9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ax</text:p>
          </table:table-cell>
          <table:table-cell office:value-type="float" office:value="0.0737517699599266" calcext:value-type="float">
            <text:p>0.073751769959927</text:p>
          </table:table-cell>
          <table:table-cell office:value-type="float" office:value="0.0974869802594185" calcext:value-type="float">
            <text:p>0.097486980259419</text:p>
          </table:table-cell>
          <table:table-cell office:value-type="string" calcext:value-type="string">
            <text:p>arousal_b * task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office:value-type="float" office:value="2.839" calcext:value-type="float">
            <text:p>2.839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in</text:p>
          </table:table-cell>
          <table:table-cell office:value-type="float" office:value="0.728746235370636" calcext:value-type="float">
            <text:p>0.728746235370636</text:p>
          </table:table-cell>
          <table:table-cell office:value-type="float" office:value="0.733890891075134" calcext:value-type="float">
            <text:p>0.733890891075134</text:p>
          </table:table-cell>
          <table:table-cell office:value-type="string" calcext:value-type="string">
            <text:p>arousal_b * task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6" calcext:value-type="float">
            <text:p>0.006</text:p>
          </table:table-cell>
          <table:table-cell office:value-type="float" office:value="0.189" calcext:value-type="float">
            <text:p>0.189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var</text:p>
          </table:table-cell>
          <table:table-cell office:value-type="float" office:value="0.0219279117882252" calcext:value-type="float">
            <text:p>0.021927911788225</text:p>
          </table:table-cell>
          <table:table-cell office:value-type="float" office:value="0.50108927488327" calcext:value-type="float">
            <text:p>0.50108927488327</text:p>
          </table:table-cell>
          <table:table-cell office:value-type="string" calcext:value-type="string">
            <text:p>arousal_b * task</text:p>
          </table:table-cell>
          <table:table-cell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8" calcext:value-type="float">
            <text:p>0.038</text:p>
          </table:table-cell>
          <table:table-cell office:value-type="float" office:value="0.431" calcext:value-type="float">
            <text:p>0.431</text:p>
          </table:table-cell>
          <table:table-cell table:number-columns-repeated="2" office:value-type="float" office:value="0.522" calcext:value-type="float">
            <text:p>0.52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td</text:p>
          </table:table-cell>
          <table:table-cell office:value-type="float" office:value="0.0615826323628426" calcext:value-type="float">
            <text:p>0.061582632362843</text:p>
          </table:table-cell>
          <table:table-cell office:value-type="float" office:value="0.350043803453445" calcext:value-type="float">
            <text:p>0.350043803453445</text:p>
          </table:table-cell>
          <table:table-cell office:value-type="string" calcext:value-type="string">
            <text:p>arousal_b * task</text:p>
          </table:table-cell>
          <table:table-cell office:value-type="float" office:value="0.027" calcext:value-type="float">
            <text:p>0.02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27" calcext:value-type="float">
            <text:p>0.027</text:p>
          </table:table-cell>
          <table:table-cell office:value-type="float" office:value="0.439" calcext:value-type="float">
            <text:p>0.439</text:p>
          </table:table-cell>
          <table:table-cell table:number-columns-repeated="2" office:value-type="float" office:value="0.518" calcext:value-type="float">
            <text:p>0.518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kew</text:p>
          </table:table-cell>
          <table:table-cell office:value-type="float" office:value="0.591862082481384" calcext:value-type="float">
            <text:p>0.591862082481384</text:p>
          </table:table-cell>
          <table:table-cell office:value-type="float" office:value="0.758429527282715" calcext:value-type="float">
            <text:p>0.758429527282715</text:p>
          </table:table-cell>
          <table:table-cell office:value-type="string" calcext:value-type="string">
            <text:p>arousal_b * task</text:p>
          </table:table-cell>
          <table:table-cell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8" calcext:value-type="float">
            <text:p>0.038</text:p>
          </table:table-cell>
          <table:table-cell office:value-type="float" office:value="1.66" calcext:value-type="float">
            <text:p>1.66</text:p>
          </table:table-cell>
          <table:table-cell table:number-columns-repeated="2" office:value-type="float" office:value="0.218" calcext:value-type="float">
            <text:p>0.218</text:p>
          </table:table-cell>
          <table:table-cell office:value-type="float" office:value="0.106" calcext:value-type="float">
            <text:p>0.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kurt</text:p>
          </table:table-cell>
          <table:table-cell office:value-type="float" office:value="0.0113455485552549" calcext:value-type="float">
            <text:p>0.011345548555255</text:p>
          </table:table-cell>
          <table:table-cell office:value-type="float" office:value="0.0509982295334339" calcext:value-type="float">
            <text:p>0.050998229533434</text:p>
          </table:table-cell>
          <table:table-cell office:value-type="string" calcext:value-type="string">
            <text:p>arousal_b * task</text:p>
          </table:table-cell>
          <table:table-cell office:value-type="float" office:value="0.052" calcext:value-type="float">
            <text:p>0.05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52" calcext:value-type="float">
            <text:p>0.052</text:p>
          </table:table-cell>
          <table:table-cell office:value-type="float" office:value="0.894" calcext:value-type="float">
            <text:p>0.894</text:p>
          </table:table-cell>
          <table:table-cell table:number-columns-repeated="2" office:value-type="float" office:value="0.361" calcext:value-type="float">
            <text:p>0.361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pos_derivative</text:p>
          </table:table-cell>
          <table:table-cell office:value-type="float" office:value="0.0831204652786255" calcext:value-type="float">
            <text:p>0.083120465278626</text:p>
          </table:table-cell>
          <table:table-cell office:value-type="float" office:value="0.848546028137207" calcext:value-type="float">
            <text:p>0.848546028137207</text:p>
          </table:table-cell>
          <table:table-cell office:value-type="string" calcext:value-type="string">
            <text:p>arousal_b * task</text:p>
          </table:table-cell>
          <table:table-cell office:value-type="float" office:value="0.083" calcext:value-type="float">
            <text:p>0.08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83" calcext:value-type="float">
            <text:p>0.083</text:p>
          </table:table-cell>
          <table:table-cell office:value-type="float" office:value="1.251" calcext:value-type="float">
            <text:p>1.251</text:p>
          </table:table-cell>
          <table:table-cell table:number-columns-repeated="2" office:value-type="float" office:value="0.282" calcext:value-type="float">
            <text:p>0.282</text:p>
          </table:table-cell>
          <table:table-cell office:value-type="float" office:value="0.082" calcext:value-type="float">
            <text:p>0.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neg_derivative</text:p>
          </table:table-cell>
          <table:table-cell office:value-type="float" office:value="0.0706556066870689" calcext:value-type="float">
            <text:p>0.070655606687069</text:p>
          </table:table-cell>
          <table:table-cell office:value-type="float" office:value="0.297349065542221" calcext:value-type="float">
            <text:p>0.297349065542221</text:p>
          </table:table-cell>
          <table:table-cell office:value-type="string" calcext:value-type="string">
            <text:p>arousal_b * task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22" calcext:value-type="float">
            <text:p>0.022</text:p>
          </table:table-cell>
          <table:table-cell office:value-type="float" office:value="1.212" calcext:value-type="float">
            <text:p>1.212</text:p>
          </table:table-cell>
          <table:table-cell table:number-columns-repeated="2" office:value-type="float" office:value="0.289" calcext:value-type="float">
            <text:p>0.289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eanNN</text:p>
          </table:table-cell>
          <table:table-cell office:value-type="float" office:value="0.0644142553210259" calcext:value-type="float">
            <text:p>0.064414255321026</text:p>
          </table:table-cell>
          <table:table-cell office:value-type="float" office:value="0.0604149401187897" calcext:value-type="float">
            <text:p>0.06041494011879</text:p>
          </table:table-cell>
          <table:table-cell office:value-type="string" calcext:value-type="string">
            <text:p>arousal_b * task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759" calcext:value-type="float">
            <text:p>0.759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</text:p>
          </table:table-cell>
          <table:table-cell office:value-type="float" office:value="0.0550687909126282" calcext:value-type="float">
            <text:p>0.055068790912628</text:p>
          </table:table-cell>
          <table:table-cell office:value-type="float" office:value="0.754402756690979" calcext:value-type="float">
            <text:p>0.754402756690979</text:p>
          </table:table-cell>
          <table:table-cell office:value-type="string" calcext:value-type="string">
            <text:p>arousal_b * task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0.684" calcext:value-type="float">
            <text:p>0.684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RMSSD</text:p>
          </table:table-cell>
          <table:table-cell office:value-type="float" office:value="0.0457452870905399" calcext:value-type="float">
            <text:p>0.04574528709054</text:p>
          </table:table-cell>
          <table:table-cell office:value-type="float" office:value="0.79189532995224" calcext:value-type="float">
            <text:p>0.79189532995224</text:p>
          </table:table-cell>
          <table:table-cell office:value-type="string" calcext:value-type="string">
            <text:p>arousal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SD</text:p>
          </table:table-cell>
          <table:table-cell office:value-type="float" office:value="0.0453709065914154" calcext:value-type="float">
            <text:p>0.045370906591416</text:p>
          </table:table-cell>
          <table:table-cell office:value-type="float" office:value="0.790401935577393" calcext:value-type="float">
            <text:p>0.790401935577393</text:p>
          </table:table-cell>
          <table:table-cell office:value-type="string" calcext:value-type="string">
            <text:p>arousal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CVNN</text:p>
          </table:table-cell>
          <table:table-cell office:value-type="float" office:value="0.0390238054096699" calcext:value-type="float">
            <text:p>0.03902380540967</text:p>
          </table:table-cell>
          <table:table-cell office:value-type="float" office:value="0.617038249969482" calcext:value-type="float">
            <text:p>0.617038249969482</text:p>
          </table:table-cell>
          <table:table-cell office:value-type="string" calcext:value-type="string">
            <text:p>arousal_b * task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753" calcext:value-type="float">
            <text:p>0.753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CVSD</text:p>
          </table:table-cell>
          <table:table-cell office:value-type="float" office:value="0.0327875018119812" calcext:value-type="float">
            <text:p>0.032787501811981</text:p>
          </table:table-cell>
          <table:table-cell office:value-type="float" office:value="0.677009403705597" calcext:value-type="float">
            <text:p>0.677009403705597</text:p>
          </table:table-cell>
          <table:table-cell office:value-type="string" calcext:value-type="string">
            <text:p>arousal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951" calcext:value-type="float">
            <text:p>0.9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edianNN</text:p>
          </table:table-cell>
          <table:table-cell office:value-type="float" office:value="0.0769716650247574" calcext:value-type="float">
            <text:p>0.076971665024757</text:p>
          </table:table-cell>
          <table:table-cell office:value-type="float" office:value="0.0767486467957497" calcext:value-type="float">
            <text:p>0.07674864679575</text:p>
          </table:table-cell>
          <table:table-cell office:value-type="string" calcext:value-type="string">
            <text:p>arousal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184140145778656" calcext:value-type="float">
            <text:p>0.184140145778656</text:p>
          </table:table-cell>
          <table:table-cell office:value-type="float" office:value="0.181878864765167" calcext:value-type="float">
            <text:p>0.181878864765167</text:p>
          </table:table-cell>
          <table:table-cell office:value-type="string" calcext:value-type="string">
            <text:p>arousal_b * task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128" calcext:value-type="float">
            <text:p>0.128</text:p>
          </table:table-cell>
          <table:table-cell table:number-columns-repeated="2" office:value-type="float" office:value="0.725" calcext:value-type="float">
            <text:p>0.725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CVNN</text:p>
          </table:table-cell>
          <table:table-cell office:value-type="float" office:value="0.147956684231758" calcext:value-type="float">
            <text:p>0.147956684231758</text:p>
          </table:table-cell>
          <table:table-cell office:value-type="float" office:value="0.395732879638672" calcext:value-type="float">
            <text:p>0.395732879638672</text:p>
          </table:table-cell>
          <table:table-cell office:value-type="string" calcext:value-type="string">
            <text:p>arousal_b * task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171" calcext:value-type="float">
            <text:p>0.171</text:p>
          </table:table-cell>
          <table:table-cell table:number-columns-repeated="2" office:value-type="float" office:value="0.686" calcext:value-type="float">
            <text:p>0.686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IQRNN</text:p>
          </table:table-cell>
          <table:table-cell office:value-type="float" office:value="0.183925464749336" calcext:value-type="float">
            <text:p>0.183925464749336</text:p>
          </table:table-cell>
          <table:table-cell office:value-type="float" office:value="0.313644587993622" calcext:value-type="float">
            <text:p>0.313644587993622</text:p>
          </table:table-cell>
          <table:table-cell office:value-type="string" calcext:value-type="string">
            <text:p>arousal_b * task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.13</text:p>
          </table:table-cell>
          <table:table-cell office:value-type="float" office:value="1.377" calcext:value-type="float">
            <text:p>1.377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50</text:p>
          </table:table-cell>
          <table:table-cell office:value-type="float" office:value="0.0112922694534063" calcext:value-type="float">
            <text:p>0.011292269453406</text:p>
          </table:table-cell>
          <table:table-cell office:value-type="float" office:value="0.107635408639908" calcext:value-type="float">
            <text:p>0.107635408639908</text:p>
          </table:table-cell>
          <table:table-cell office:value-type="string" calcext:value-type="string">
            <text:p>arousal_b * task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661" calcext:value-type="float">
            <text:p>0.661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20</text:p>
          </table:table-cell>
          <table:table-cell office:value-type="float" office:value="0.0358814559876919" calcext:value-type="float">
            <text:p>0.035881455987692</text:p>
          </table:table-cell>
          <table:table-cell office:value-type="float" office:value="0.096736378967762" calcext:value-type="float">
            <text:p>0.096736378967762</text:p>
          </table:table-cell>
          <table:table-cell office:value-type="string" calcext:value-type="string">
            <text:p>arousal_b * task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22" calcext:value-type="float">
            <text:p>0.02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HTI</text:p>
          </table:table-cell>
          <table:table-cell office:value-type="float" office:value="0.194337695837021" calcext:value-type="float">
            <text:p>0.194337695837021</text:p>
          </table:table-cell>
          <table:table-cell office:value-type="float" office:value="0.191928878426552" calcext:value-type="float">
            <text:p>0.191928878426552</text:p>
          </table:table-cell>
          <table:table-cell office:value-type="string" calcext:value-type="string">
            <text:p>arousal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923" calcext:value-type="float">
            <text:p>0.923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TINN</text:p>
          </table:table-cell>
          <table:table-cell office:value-type="float" office:value="0.0076413806527853" calcext:value-type="float">
            <text:p>0.007641380652785</text:p>
          </table:table-cell>
          <table:table-cell office:value-type="float" office:value="0.00885586254298687" calcext:value-type="float">
            <text:p>0.008855862542987</text:p>
          </table:table-cell>
          <table:table-cell office:value-type="string" calcext:value-type="string">
            <text:p>arousal_b * task</text:p>
          </table:table-cell>
          <table:table-cell office:value-type="float" office:value="0.033" calcext:value-type="float">
            <text:p>0.0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3" calcext:value-type="float">
            <text:p>0.033</text:p>
          </table:table-cell>
          <table:table-cell office:value-type="float" office:value="2.541" calcext:value-type="float">
            <text:p>2.541</text:p>
          </table:table-cell>
          <table:table-cell table:number-columns-repeated="2" office:value-type="float" office:value="0.133" calcext:value-type="float">
            <text:p>0.133</text:p>
          </table:table-cell>
          <table:table-cell office:value-type="float" office:value="0.154" calcext:value-type="float">
            <text:p>0.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829646468162537" calcext:value-type="float">
            <text:p>0.829646468162537</text:p>
          </table:table-cell>
          <table:table-cell office:value-type="float" office:value="0.833861529827118" calcext:value-type="float">
            <text:p>0.833861529827118</text:p>
          </table:table-cell>
          <table:table-cell office:value-type="string" calcext:value-type="string">
            <text:p>task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148" calcext:value-type="float">
            <text:p>0.148</text:p>
          </table:table-cell>
          <table:table-cell table:number-columns-repeated="2" office:value-type="float" office:value="0.706" calcext:value-type="float">
            <text:p>0.70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110471665859222" calcext:value-type="float">
            <text:p>0.110471665859222</text:p>
          </table:table-cell>
          <table:table-cell office:value-type="float" office:value="0.112931810319424" calcext:value-type="float">
            <text:p>0.112931810319424</text:p>
          </table:table-cell>
          <table:table-cell office:value-type="string" calcext:value-type="string">
            <text:p>task</text:p>
          </table:table-cell>
          <table:table-cell office:value-type="float" office:value="1.472" calcext:value-type="float">
            <text:p>1.4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472" calcext:value-type="float">
            <text:p>1.472</text:p>
          </table:table-cell>
          <table:table-cell office:value-type="float" office:value="9.64" calcext:value-type="float">
            <text:p>9.64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408" calcext:value-type="float">
            <text:p>0.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0.11008483171463" calcext:value-type="float">
            <text:p>0.11008483171463</text:p>
          </table:table-cell>
          <table:table-cell office:value-type="float" office:value="0.119937688112259" calcext:value-type="float">
            <text:p>0.119937688112259</text:p>
          </table:table-cell>
          <table:table-cell office:value-type="string" calcext:value-type="string">
            <text:p>task</text:p>
          </table:table-cell>
          <table:table-cell office:value-type="float" office:value="0.295" calcext:value-type="float">
            <text:p>0.29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295" calcext:value-type="float">
            <text:p>0.295</text:p>
          </table:table-cell>
          <table:table-cell office:value-type="float" office:value="4.452" calcext:value-type="float">
            <text:p>4.452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float" office:value="0.241" calcext:value-type="float">
            <text:p>0.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210014283657074" calcext:value-type="float">
            <text:p>0.021001428365707</text:p>
          </table:table-cell>
          <table:table-cell office:value-type="float" office:value="0.0281824078410864" calcext:value-type="float">
            <text:p>0.028182407841086</text:p>
          </table:table-cell>
          <table:table-cell office:value-type="string" calcext:value-type="string">
            <text:p>task</text:p>
          </table:table-cell>
          <table:table-cell office:value-type="float" office:value="0.794" calcext:value-type="float">
            <text:p>0.79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794" calcext:value-type="float">
            <text:p>0.794</text:p>
          </table:table-cell>
          <table:table-cell office:value-type="float" office:value="8.784" calcext:value-type="float">
            <text:p>8.78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386" calcext:value-type="float">
            <text:p>0.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128409758210182" calcext:value-type="float">
            <text:p>0.128409758210182</text:p>
          </table:table-cell>
          <table:table-cell office:value-type="float" office:value="0.140302866697311" calcext:value-type="float">
            <text:p>0.140302866697311</text:p>
          </table:table-cell>
          <table:table-cell office:value-type="string" calcext:value-type="string">
            <text:p>task</text:p>
          </table:table-cell>
          <table:table-cell office:value-type="float" office:value="0.365" calcext:value-type="float">
            <text:p>0.36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365" calcext:value-type="float">
            <text:p>0.365</text:p>
          </table:table-cell>
          <table:table-cell office:value-type="float" office:value="2.16" calcext:value-type="float">
            <text:p>2.16</text:p>
          </table:table-cell>
          <table:table-cell table:number-columns-repeated="2" office:value-type="float" office:value="0.164" calcext:value-type="float">
            <text:p>0.164</text:p>
          </table:table-cell>
          <table:table-cell office:value-type="float" office:value="0.134" calcext:value-type="float">
            <text:p>0.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i</text:p>
          </table:table-cell>
          <table:table-cell office:value-type="float" office:value="0.0252054464071989" calcext:value-type="float">
            <text:p>0.025205446407199</text:p>
          </table:table-cell>
          <table:table-cell office:value-type="float" office:value="0.0225350074470043" calcext:value-type="float">
            <text:p>0.022535007447004</text:p>
          </table:table-cell>
          <table:table-cell office:value-type="string" calcext:value-type="string">
            <text:p>task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769" calcext:value-type="float">
            <text:p>0.769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0.0183966681361198" calcext:value-type="float">
            <text:p>0.01839666813612</text:p>
          </table:table-cell>
          <table:table-cell office:value-type="float" office:value="0.0510676205158234" calcext:value-type="float">
            <text:p>0.051067620515823</text:p>
          </table:table-cell>
          <table:table-cell office:value-type="string" calcext:value-type="string">
            <text:p>task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.879" calcext:value-type="float">
            <text:p>0.879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nn50</text:p>
          </table:table-cell>
          <table:table-cell office:value-type="float" office:value="0.176028445363045" calcext:value-type="float">
            <text:p>0.176028445363045</text:p>
          </table:table-cell>
          <table:table-cell office:value-type="float" office:value="0.520042717456818" calcext:value-type="float">
            <text:p>0.520042717456818</text:p>
          </table:table-cell>
          <table:table-cell office:value-type="string" calcext:value-type="string">
            <text:p>task</text:p>
          </table:table-cell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7" calcext:value-type="float">
            <text:p>0.037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654" calcext:value-type="float">
            <text:p>0.654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nn</text:p>
          </table:table-cell>
          <table:table-cell office:value-type="float" office:value="0.149177461862564" calcext:value-type="float">
            <text:p>0.149177461862564</text:p>
          </table:table-cell>
          <table:table-cell office:value-type="float" office:value="0.377682238817215" calcext:value-type="float">
            <text:p>0.377682238817215</text:p>
          </table:table-cell>
          <table:table-cell office:value-type="string" calcext:value-type="string">
            <text:p>task</text:p>
          </table:table-cell>
          <table:table-cell office:value-type="float" office:value="0.246" calcext:value-type="float">
            <text:p>0.2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246" calcext:value-type="float">
            <text:p>0.246</text:p>
          </table:table-cell>
          <table:table-cell office:value-type="float" office:value="1.543" calcext:value-type="float">
            <text:p>1.543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0.099" calcext:value-type="float">
            <text:p>0.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1</text:p>
          </table:table-cell>
          <table:table-cell office:value-type="float" office:value="0.0328849405050278" calcext:value-type="float">
            <text:p>0.032884940505028</text:p>
          </table:table-cell>
          <table:table-cell office:value-type="float" office:value="0.132824763655663" calcext:value-type="float">
            <text:p>0.132824763655663</text:p>
          </table:table-cell>
          <table:table-cell office:value-type="string" calcext:value-type="string">
            <text:p>task</text:p>
          </table:table-cell>
          <table:table-cell office:value-type="float" office:value="0.065" calcext:value-type="float">
            <text:p>0.06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319" calcext:value-type="float">
            <text:p>0.319</text:p>
          </table:table-cell>
          <table:table-cell table:number-columns-repeated="2" office:value-type="float" office:value="0.581" calcext:value-type="float">
            <text:p>0.581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ssd</text:p>
          </table:table-cell>
          <table:table-cell office:value-type="float" office:value="0.00456456933170557" calcext:value-type="float">
            <text:p>0.004564569331706</text:p>
          </table:table-cell>
          <table:table-cell office:value-type="float" office:value="0.0358443111181259" calcext:value-type="float">
            <text:p>0.035844311118126</text:p>
          </table:table-cell>
          <table:table-cell office:value-type="string" calcext:value-type="string">
            <text:p>task</text:p>
          </table:table-cell>
          <table:table-cell office:value-type="float" office:value="0.155" calcext:value-type="float">
            <text:p>0.15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55" calcext:value-type="float">
            <text:p>0.155</text:p>
          </table:table-cell>
          <table:table-cell office:value-type="float" office:value="0.594" calcext:value-type="float">
            <text:p>0.594</text:p>
          </table:table-cell>
          <table:table-cell table:number-columns-repeated="2" office:value-type="float" office:value="0.454" calcext:value-type="float">
            <text:p>0.454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an</text:p>
          </table:table-cell>
          <table:table-cell office:value-type="float" office:value="0.208260416984558" calcext:value-type="float">
            <text:p>0.208260416984558</text:p>
          </table:table-cell>
          <table:table-cell office:value-type="float" office:value="0.256336033344269" calcext:value-type="float">
            <text:p>0.256336033344269</text:p>
          </table:table-cell>
          <table:table-cell office:value-type="string" calcext:value-type="string">
            <text:p>task</text:p>
          </table:table-cell>
          <table:table-cell office:value-type="float" office:value="1.225" calcext:value-type="float">
            <text:p>1.22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225" calcext:value-type="float">
            <text:p>1.225</text:p>
          </table:table-cell>
          <table:table-cell office:value-type="float" office:value="9.152" calcext:value-type="float">
            <text:p>9.152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395" calcext:value-type="float">
            <text:p>0.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dian</text:p>
          </table:table-cell>
          <table:table-cell office:value-type="float" office:value="0.0593430809676647" calcext:value-type="float">
            <text:p>0.059343080967665</text:p>
          </table:table-cell>
          <table:table-cell office:value-type="float" office:value="0.0588945783674717" calcext:value-type="float">
            <text:p>0.058894578367472</text:p>
          </table:table-cell>
          <table:table-cell office:value-type="string" calcext:value-type="string">
            <text:p>task</text:p>
          </table:table-cell>
          <table:table-cell office:value-type="float" office:value="1.166" calcext:value-type="float">
            <text:p>1.16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166" calcext:value-type="float">
            <text:p>1.166</text:p>
          </table:table-cell>
          <table:table-cell office:value-type="float" office:value="8.881" calcext:value-type="float">
            <text:p>8.88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388" calcext:value-type="float">
            <text:p>0.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ax</text:p>
          </table:table-cell>
          <table:table-cell office:value-type="float" office:value="0.0210618041455746" calcext:value-type="float">
            <text:p>0.021061804145575</text:p>
          </table:table-cell>
          <table:table-cell office:value-type="float" office:value="0.0282427817583084" calcext:value-type="float">
            <text:p>0.028242781758309</text:p>
          </table:table-cell>
          <table:table-cell office:value-type="string" calcext:value-type="string">
            <text:p>task</text:p>
          </table:table-cell>
          <table:table-cell office:value-type="float" office:value="0.794" calcext:value-type="float">
            <text:p>0.79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794" calcext:value-type="float">
            <text:p>0.794</text:p>
          </table:table-cell>
          <table:table-cell office:value-type="float" office:value="8.795" calcext:value-type="float">
            <text:p>8.79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386" calcext:value-type="float">
            <text:p>0.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in</text:p>
          </table:table-cell>
          <table:table-cell office:value-type="float" office:value="0.115654692053795" calcext:value-type="float">
            <text:p>0.115654692053795</text:p>
          </table:table-cell>
          <table:table-cell office:value-type="float" office:value="0.651468336582184" calcext:value-type="float">
            <text:p>0.651468336582184</text:p>
          </table:table-cell>
          <table:table-cell office:value-type="string" calcext:value-type="string">
            <text:p>task</text:p>
          </table:table-cell>
          <table:table-cell office:value-type="float" office:value="1.437" calcext:value-type="float">
            <text:p>1.43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437" calcext:value-type="float">
            <text:p>1.437</text:p>
          </table:table-cell>
          <table:table-cell office:value-type="float" office:value="6.455" calcext:value-type="float">
            <text:p>6.455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0.316" calcext:value-type="float">
            <text:p>0.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var</text:p>
          </table:table-cell>
          <table:table-cell office:value-type="float" office:value="0.100526914000511" calcext:value-type="float">
            <text:p>0.100526914000511</text:p>
          </table:table-cell>
          <table:table-cell office:value-type="float" office:value="0.11485093832016" calcext:value-type="float">
            <text:p>0.11485093832016</text:p>
          </table:table-cell>
          <table:table-cell office:value-type="string" calcext:value-type="string">
            <text:p>task</text:p>
          </table:table-cell>
          <table:table-cell office:value-type="float" office:value="1.255" calcext:value-type="float">
            <text:p>1.25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255" calcext:value-type="float">
            <text:p>1.255</text:p>
          </table:table-cell>
          <table:table-cell office:value-type="float" office:value="11.284" calcext:value-type="float">
            <text:p>11.284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446" calcext:value-type="float">
            <text:p>0.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td</text:p>
          </table:table-cell>
          <table:table-cell office:value-type="float" office:value="0.37458810210228" calcext:value-type="float">
            <text:p>0.37458810210228</text:p>
          </table:table-cell>
          <table:table-cell office:value-type="float" office:value="0.338181555271149" calcext:value-type="float">
            <text:p>0.338181555271149</text:p>
          </table:table-cell>
          <table:table-cell office:value-type="string" calcext:value-type="string">
            <text:p>task</text:p>
          </table:table-cell>
          <table:table-cell office:value-type="float" office:value="0.871" calcext:value-type="float">
            <text:p>0.87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871" calcext:value-type="float">
            <text:p>0.871</text:p>
          </table:table-cell>
          <table:table-cell office:value-type="float" office:value="10.194" calcext:value-type="float">
            <text:p>10.194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421" calcext:value-type="float">
            <text:p>0.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kew</text:p>
          </table:table-cell>
          <table:table-cell office:value-type="float" office:value="0.357365399599075" calcext:value-type="float">
            <text:p>0.357365399599075</text:p>
          </table:table-cell>
          <table:table-cell office:value-type="float" office:value="0.419001251459122" calcext:value-type="float">
            <text:p>0.419001251459122</text:p>
          </table:table-cell>
          <table:table-cell office:value-type="string" calcext:value-type="string">
            <text:p>task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" calcext:value-type="float">
            <text:p>0.03</text:p>
          </table:table-cell>
          <table:table-cell office:value-type="float" office:value="0.503" calcext:value-type="float">
            <text:p>0.503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035" calcext:value-type="float">
            <text:p>0.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kurt</text:p>
          </table:table-cell>
          <table:table-cell office:value-type="float" office:value="0.015023136511445" calcext:value-type="float">
            <text:p>0.015023136511445</text:p>
          </table:table-cell>
          <table:table-cell office:value-type="float" office:value="0.575861752033234" calcext:value-type="float">
            <text:p>0.575861752033234</text:p>
          </table:table-cell>
          <table:table-cell office:value-type="string" calcext:value-type="string">
            <text:p>task</text:p>
          </table:table-cell>
          <table:table-cell office:value-type="float" office:value="0.072" calcext:value-type="float">
            <text:p>0.0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72" calcext:value-type="float">
            <text:p>0.072</text:p>
          </table:table-cell>
          <table:table-cell office:value-type="float" office:value="0.498" calcext:value-type="float">
            <text:p>0.498</text:p>
          </table:table-cell>
          <table:table-cell table:number-columns-repeated="2" office:value-type="float" office:value="0.492" calcext:value-type="float">
            <text:p>0.492</text:p>
          </table:table-cell>
          <table:table-cell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pos_derivative</text:p>
          </table:table-cell>
          <table:table-cell office:value-type="float" office:value="0.055699422955513" calcext:value-type="float">
            <text:p>0.055699422955513</text:p>
          </table:table-cell>
          <table:table-cell office:value-type="float" office:value="0.0907615348696709" calcext:value-type="float">
            <text:p>0.090761534869671</text:p>
          </table:table-cell>
          <table:table-cell office:value-type="string" calcext:value-type="string">
            <text:p>task</text:p>
          </table:table-cell>
          <table:table-cell office:value-type="float" office:value="0.958" calcext:value-type="float">
            <text:p>0.95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958" calcext:value-type="float">
            <text:p>0.958</text:p>
          </table:table-cell>
          <table:table-cell office:value-type="float" office:value="9.433" calcext:value-type="float">
            <text:p>9.433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403" calcext:value-type="float">
            <text:p>0.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neg_derivative</text:p>
          </table:table-cell>
          <table:table-cell office:value-type="float" office:value="0.103885218501091" calcext:value-type="float">
            <text:p>0.103885218501091</text:p>
          </table:table-cell>
          <table:table-cell office:value-type="float" office:value="0.10602630674839" calcext:value-type="float">
            <text:p>0.10602630674839</text:p>
          </table:table-cell>
          <table:table-cell office:value-type="string" calcext:value-type="string">
            <text:p>task</text:p>
          </table:table-cell>
          <table:table-cell office:value-type="float" office:value="0.434" calcext:value-type="float">
            <text:p>0.4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434" calcext:value-type="float">
            <text:p>0.434</text:p>
          </table:table-cell>
          <table:table-cell office:value-type="float" office:value="9.182" calcext:value-type="float">
            <text:p>9.182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396" calcext:value-type="float">
            <text:p>0.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0.251795262098312" calcext:value-type="float">
            <text:p>0.251795262098312</text:p>
          </table:table-cell>
          <table:table-cell office:value-type="float" office:value="0.306374490261078" calcext:value-type="float">
            <text:p>0.306374490261078</text:p>
          </table:table-cell>
          <table:table-cell office:value-type="string" calcext:value-type="string">
            <text:p>task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8" calcext:value-type="float">
            <text:p>0.018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0.279" calcext:value-type="float">
            <text:p>0.279</text:p>
          </table:table-cell>
          <table:table-cell office:value-type="float" office:value="0.083" calcext:value-type="float">
            <text:p>0.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an</text:p>
          </table:table-cell>
          <table:table-cell office:value-type="float" office:value="0.0848006308078766" calcext:value-type="float">
            <text:p>0.084800630807877</text:p>
          </table:table-cell>
          <table:table-cell office:value-type="float" office:value="0.195812150835991" calcext:value-type="float">
            <text:p>0.195812150835991</text:p>
          </table:table-cell>
          <table:table-cell office:value-type="string" calcext:value-type="string">
            <text:p>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dian</text:p>
          </table:table-cell>
          <table:table-cell office:value-type="float" office:value="0.0262058693915606" calcext:value-type="float">
            <text:p>0.026205869391561</text:p>
          </table:table-cell>
          <table:table-cell office:value-type="float" office:value="0.0606588125228882" calcext:value-type="float">
            <text:p>0.060658812522888</text:p>
          </table:table-cell>
          <table:table-cell office:value-type="string" calcext:value-type="string">
            <text:p>task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907" calcext:value-type="float">
            <text:p>0.907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ax</text:p>
          </table:table-cell>
          <table:table-cell office:value-type="float" office:value="0.0737517699599266" calcext:value-type="float">
            <text:p>0.073751769959927</text:p>
          </table:table-cell>
          <table:table-cell office:value-type="float" office:value="0.0974869802594185" calcext:value-type="float">
            <text:p>0.097486980259419</text:p>
          </table:table-cell>
          <table:table-cell office:value-type="string" calcext:value-type="string">
            <text:p>task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24" calcext:value-type="float">
            <text:p>0.024</text:p>
          </table:table-cell>
          <table:table-cell office:value-type="float" office:value="0.675" calcext:value-type="float">
            <text:p>0.675</text:p>
          </table:table-cell>
          <table:table-cell table:number-columns-repeated="2" office:value-type="float" office:value="0.425" calcext:value-type="float">
            <text:p>0.425</text:p>
          </table:table-cell>
          <table:table-cell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in</text:p>
          </table:table-cell>
          <table:table-cell office:value-type="float" office:value="0.728746235370636" calcext:value-type="float">
            <text:p>0.728746235370636</text:p>
          </table:table-cell>
          <table:table-cell office:value-type="float" office:value="0.733890891075134" calcext:value-type="float">
            <text:p>0.733890891075134</text:p>
          </table:table-cell>
          <table:table-cell office:value-type="string" calcext:value-type="string">
            <text:p>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939" calcext:value-type="float">
            <text:p>0.9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var</text:p>
          </table:table-cell>
          <table:table-cell office:value-type="float" office:value="0.0219279117882252" calcext:value-type="float">
            <text:p>0.021927911788225</text:p>
          </table:table-cell>
          <table:table-cell office:value-type="float" office:value="0.50108927488327" calcext:value-type="float">
            <text:p>0.50108927488327</text:p>
          </table:table-cell>
          <table:table-cell office:value-type="string" calcext:value-type="string">
            <text:p>task</text:p>
          </table:table-cell>
          <table:table-cell office:value-type="float" office:value="0.259" calcext:value-type="float">
            <text:p>0.25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259" calcext:value-type="float">
            <text:p>0.259</text:p>
          </table:table-cell>
          <table:table-cell office:value-type="float" office:value="1.254" calcext:value-type="float">
            <text:p>1.254</text:p>
          </table:table-cell>
          <table:table-cell table:number-columns-repeated="2" office:value-type="float" office:value="0.282" calcext:value-type="float">
            <text:p>0.282</text:p>
          </table:table-cell>
          <table:table-cell office:value-type="float" office:value="0.082" calcext:value-type="float">
            <text:p>0.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td</text:p>
          </table:table-cell>
          <table:table-cell office:value-type="float" office:value="0.0615826323628426" calcext:value-type="float">
            <text:p>0.061582632362843</text:p>
          </table:table-cell>
          <table:table-cell office:value-type="float" office:value="0.350043803453445" calcext:value-type="float">
            <text:p>0.350043803453445</text:p>
          </table:table-cell>
          <table:table-cell office:value-type="string" calcext:value-type="string">
            <text:p>task</text:p>
          </table:table-cell>
          <table:table-cell office:value-type="float" office:value="0.177" calcext:value-type="float">
            <text:p>0.17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77" calcext:value-type="float">
            <text:p>0.177</text:p>
          </table:table-cell>
          <table:table-cell office:value-type="float" office:value="1.199" calcext:value-type="float">
            <text:p>1.199</text:p>
          </table:table-cell>
          <table:table-cell table:number-columns-repeated="2" office:value-type="float" office:value="0.292" calcext:value-type="float">
            <text:p>0.292</text:p>
          </table:table-cell>
          <table:table-cell office:value-type="float" office:value="0.079" calcext:value-type="float">
            <text:p>0.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kew</text:p>
          </table:table-cell>
          <table:table-cell office:value-type="float" office:value="0.591862082481384" calcext:value-type="float">
            <text:p>0.591862082481384</text:p>
          </table:table-cell>
          <table:table-cell office:value-type="float" office:value="0.758429527282715" calcext:value-type="float">
            <text:p>0.758429527282715</text:p>
          </table:table-cell>
          <table:table-cell office:value-type="string" calcext:value-type="string">
            <text:p>task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.876" calcext:value-type="float">
            <text:p>0.876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kurt</text:p>
          </table:table-cell>
          <table:table-cell office:value-type="float" office:value="0.0113455485552549" calcext:value-type="float">
            <text:p>0.011345548555255</text:p>
          </table:table-cell>
          <table:table-cell office:value-type="float" office:value="0.0509982295334339" calcext:value-type="float">
            <text:p>0.050998229533434</text:p>
          </table:table-cell>
          <table:table-cell office:value-type="string" calcext:value-type="string">
            <text:p>task</text:p>
          </table:table-cell>
          <table:table-cell office:value-type="float" office:value="0.384" calcext:value-type="float">
            <text:p>0.3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384" calcext:value-type="float">
            <text:p>0.384</text:p>
          </table:table-cell>
          <table:table-cell office:value-type="float" office:value="2.333" calcext:value-type="float">
            <text:p>2.333</text:p>
          </table:table-cell>
          <table:table-cell table:number-columns-repeated="2" office:value-type="float" office:value="0.149" calcext:value-type="float">
            <text:p>0.149</text:p>
          </table:table-cell>
          <table:table-cell office:value-type="float" office:value="0.143" calcext:value-type="float">
            <text:p>0.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pos_derivative</text:p>
          </table:table-cell>
          <table:table-cell office:value-type="float" office:value="0.0831204652786255" calcext:value-type="float">
            <text:p>0.083120465278626</text:p>
          </table:table-cell>
          <table:table-cell office:value-type="float" office:value="0.848546028137207" calcext:value-type="float">
            <text:p>0.848546028137207</text:p>
          </table:table-cell>
          <table:table-cell office:value-type="string" calcext:value-type="string">
            <text:p>task</text:p>
          </table:table-cell>
          <table:table-cell office:value-type="float" office:value="0.053" calcext:value-type="float">
            <text:p>0.05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53" calcext:value-type="float">
            <text:p>0.053</text:p>
          </table:table-cell>
          <table:table-cell office:value-type="float" office:value="0.339" calcext:value-type="float">
            <text:p>0.339</text:p>
          </table:table-cell>
          <table:table-cell table:number-columns-repeated="2" office:value-type="float" office:value="0.569" calcext:value-type="float">
            <text:p>0.569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neg_derivative</text:p>
          </table:table-cell>
          <table:table-cell office:value-type="float" office:value="0.0706556066870689" calcext:value-type="float">
            <text:p>0.070655606687069</text:p>
          </table:table-cell>
          <table:table-cell office:value-type="float" office:value="0.297349065542221" calcext:value-type="float">
            <text:p>0.297349065542221</text:p>
          </table:table-cell>
          <table:table-cell office:value-type="string" calcext:value-type="string">
            <text:p>task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21" calcext:value-type="float">
            <text:p>0.021</text:p>
          </table:table-cell>
          <table:table-cell office:value-type="float" office:value="0.518" calcext:value-type="float">
            <text:p>0.518</text:p>
          </table:table-cell>
          <table:table-cell table:number-columns-repeated="2" office:value-type="float" office:value="0.483" calcext:value-type="float">
            <text:p>0.483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eanNN</text:p>
          </table:table-cell>
          <table:table-cell office:value-type="float" office:value="0.0644142553210259" calcext:value-type="float">
            <text:p>0.064414255321026</text:p>
          </table:table-cell>
          <table:table-cell office:value-type="float" office:value="0.0604149401187897" calcext:value-type="float">
            <text:p>0.06041494011879</text:p>
          </table:table-cell>
          <table:table-cell office:value-type="string" calcext:value-type="string">
            <text:p>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965" calcext:value-type="float">
            <text:p>0.9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</text:p>
          </table:table-cell>
          <table:table-cell office:value-type="float" office:value="0.0550687909126282" calcext:value-type="float">
            <text:p>0.055068790912628</text:p>
          </table:table-cell>
          <table:table-cell office:value-type="float" office:value="0.754402756690979" calcext:value-type="float">
            <text:p>0.754402756690979</text:p>
          </table:table-cell>
          <table:table-cell office:value-type="string" calcext:value-type="string">
            <text:p>task</text:p>
          </table:table-cell>
          <table:table-cell office:value-type="float" office:value="0.074" calcext:value-type="float">
            <text:p>0.07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74" calcext:value-type="float">
            <text:p>0.074</text:p>
          </table:table-cell>
          <table:table-cell office:value-type="float" office:value="0.601" calcext:value-type="float">
            <text:p>0.601</text:p>
          </table:table-cell>
          <table:table-cell table:number-columns-repeated="2" office:value-type="float" office:value="0.451" calcext:value-type="float">
            <text:p>0.451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RMSSD</text:p>
          </table:table-cell>
          <table:table-cell office:value-type="float" office:value="0.0457452870905399" calcext:value-type="float">
            <text:p>0.04574528709054</text:p>
          </table:table-cell>
          <table:table-cell office:value-type="float" office:value="0.79189532995224" calcext:value-type="float">
            <text:p>0.79189532995224</text:p>
          </table:table-cell>
          <table:table-cell office:value-type="string" calcext:value-type="string">
            <text:p>task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.819" calcext:value-type="float">
            <text:p>0.819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SD</text:p>
          </table:table-cell>
          <table:table-cell office:value-type="float" office:value="0.0453709065914154" calcext:value-type="float">
            <text:p>0.045370906591416</text:p>
          </table:table-cell>
          <table:table-cell office:value-type="float" office:value="0.790401935577393" calcext:value-type="float">
            <text:p>0.790401935577393</text:p>
          </table:table-cell>
          <table:table-cell office:value-type="string" calcext:value-type="string">
            <text:p>task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CVNN</text:p>
          </table:table-cell>
          <table:table-cell office:value-type="float" office:value="0.0390238054096699" calcext:value-type="float">
            <text:p>0.03902380540967</text:p>
          </table:table-cell>
          <table:table-cell office:value-type="float" office:value="0.617038249969482" calcext:value-type="float">
            <text:p>0.617038249969482</text:p>
          </table:table-cell>
          <table:table-cell office:value-type="string" calcext:value-type="string">
            <text:p>task</text:p>
          </table:table-cell>
          <table:table-cell office:value-type="float" office:value="0.067" calcext:value-type="float">
            <text:p>0.06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67" calcext:value-type="float">
            <text:p>0.067</text:p>
          </table:table-cell>
          <table:table-cell office:value-type="float" office:value="0.422" calcext:value-type="float">
            <text:p>0.422</text:p>
          </table:table-cell>
          <table:table-cell table:number-columns-repeated="2" office:value-type="float" office:value="0.526" calcext:value-type="float">
            <text:p>0.526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CVSD</text:p>
          </table:table-cell>
          <table:table-cell office:value-type="float" office:value="0.0327875018119812" calcext:value-type="float">
            <text:p>0.032787501811981</text:p>
          </table:table-cell>
          <table:table-cell office:value-type="float" office:value="0.677009403705597" calcext:value-type="float">
            <text:p>0.677009403705597</text:p>
          </table:table-cell>
          <table:table-cell office:value-type="string" calcext:value-type="string">
            <text:p>task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751" calcext:value-type="float">
            <text:p>0.751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edianNN</text:p>
          </table:table-cell>
          <table:table-cell office:value-type="float" office:value="0.0769716650247574" calcext:value-type="float">
            <text:p>0.076971665024757</text:p>
          </table:table-cell>
          <table:table-cell office:value-type="float" office:value="0.0767486467957497" calcext:value-type="float">
            <text:p>0.07674864679575</text:p>
          </table:table-cell>
          <table:table-cell office:value-type="string" calcext:value-type="string">
            <text:p>task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903" calcext:value-type="float">
            <text:p>0.903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184140145778656" calcext:value-type="float">
            <text:p>0.184140145778656</text:p>
          </table:table-cell>
          <table:table-cell office:value-type="float" office:value="0.181878864765167" calcext:value-type="float">
            <text:p>0.181878864765167</text:p>
          </table:table-cell>
          <table:table-cell office:value-type="string" calcext:value-type="string">
            <text:p>task</text:p>
          </table:table-cell>
          <table:table-cell office:value-type="float" office:value="0.994" calcext:value-type="float">
            <text:p>0.99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994" calcext:value-type="float">
            <text:p>0.994</text:p>
          </table:table-cell>
          <table:table-cell office:value-type="float" office:value="3.816" calcext:value-type="float">
            <text:p>3.816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float" office:value="0.214" calcext:value-type="float">
            <text:p>0.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CVNN</text:p>
          </table:table-cell>
          <table:table-cell office:value-type="float" office:value="0.147956684231758" calcext:value-type="float">
            <text:p>0.147956684231758</text:p>
          </table:table-cell>
          <table:table-cell office:value-type="float" office:value="0.395732879638672" calcext:value-type="float">
            <text:p>0.395732879638672</text:p>
          </table:table-cell>
          <table:table-cell office:value-type="string" calcext:value-type="string">
            <text:p>task</text:p>
          </table:table-cell>
          <table:table-cell office:value-type="float" office:value="0.831" calcext:value-type="float">
            <text:p>0.83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831" calcext:value-type="float">
            <text:p>0.831</text:p>
          </table:table-cell>
          <table:table-cell office:value-type="float" office:value="3.491" calcext:value-type="float">
            <text:p>3.491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IQRNN</text:p>
          </table:table-cell>
          <table:table-cell office:value-type="float" office:value="0.183925464749336" calcext:value-type="float">
            <text:p>0.183925464749336</text:p>
          </table:table-cell>
          <table:table-cell office:value-type="float" office:value="0.313644587993622" calcext:value-type="float">
            <text:p>0.313644587993622</text:p>
          </table:table-cell>
          <table:table-cell office:value-type="string" calcext:value-type="string">
            <text:p>task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73" calcext:value-type="float">
            <text:p>0.73</text:p>
          </table:table-cell>
          <table:table-cell office:value-type="float" office:value="2.966" calcext:value-type="float">
            <text:p>2.966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50</text:p>
          </table:table-cell>
          <table:table-cell office:value-type="float" office:value="0.0112922694534063" calcext:value-type="float">
            <text:p>0.011292269453406</text:p>
          </table:table-cell>
          <table:table-cell office:value-type="float" office:value="0.107635408639908" calcext:value-type="float">
            <text:p>0.107635408639908</text:p>
          </table:table-cell>
          <table:table-cell office:value-type="string" calcext:value-type="string">
            <text:p>task</text:p>
          </table:table-cell>
          <table:table-cell office:value-type="float" office:value="0.102" calcext:value-type="float">
            <text:p>0.10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02" calcext:value-type="float">
            <text:p>0.102</text:p>
          </table:table-cell>
          <table:table-cell office:value-type="float" office:value="0.478" calcext:value-type="float">
            <text:p>0.478</text:p>
          </table:table-cell>
          <table:table-cell table:number-columns-repeated="2" office:value-type="float" office:value="0.501" calcext:value-type="float">
            <text:p>0.501</text:p>
          </table:table-cell>
          <table:table-cell office:value-type="float" office:value="0.033" calcext:value-type="float">
            <text:p>0.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20</text:p>
          </table:table-cell>
          <table:table-cell office:value-type="float" office:value="0.0358814559876919" calcext:value-type="float">
            <text:p>0.035881455987692</text:p>
          </table:table-cell>
          <table:table-cell office:value-type="float" office:value="0.096736378967762" calcext:value-type="float">
            <text:p>0.096736378967762</text:p>
          </table:table-cell>
          <table:table-cell office:value-type="string" calcext:value-type="string">
            <text:p>task</text:p>
          </table:table-cell>
          <table:table-cell office:value-type="float" office:value="0.096" calcext:value-type="float">
            <text:p>0.09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96" calcext:value-type="float">
            <text:p>0.096</text:p>
          </table:table-cell>
          <table:table-cell office:value-type="float" office:value="0.546" calcext:value-type="float">
            <text:p>0.546</text:p>
          </table:table-cell>
          <table:table-cell table:number-columns-repeated="2" office:value-type="float" office:value="0.472" calcext:value-type="float">
            <text:p>0.472</text:p>
          </table:table-cell>
          <table:table-cell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HTI</text:p>
          </table:table-cell>
          <table:table-cell office:value-type="float" office:value="0.194337695837021" calcext:value-type="float">
            <text:p>0.194337695837021</text:p>
          </table:table-cell>
          <table:table-cell office:value-type="float" office:value="0.191928878426552" calcext:value-type="float">
            <text:p>0.191928878426552</text:p>
          </table:table-cell>
          <table:table-cell office:value-type="string" calcext:value-type="string">
            <text:p>task</text:p>
          </table:table-cell>
          <table:table-cell office:value-type="float" office:value="0.052" calcext:value-type="float">
            <text:p>0.05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52" calcext:value-type="float">
            <text:p>0.052</text:p>
          </table:table-cell>
          <table:table-cell office:value-type="float" office:value="0.848" calcext:value-type="float">
            <text:p>0.848</text:p>
          </table:table-cell>
          <table:table-cell table:number-columns-repeated="2" office:value-type="float" office:value="0.373" calcext:value-type="float">
            <text:p>0.373</text:p>
          </table:table-cell>
          <table:table-cell office:value-type="float" office:value="0.057" calcext:value-type="float">
            <text:p>0.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TINN</text:p>
          </table:table-cell>
          <table:table-cell office:value-type="float" office:value="0.0076413806527853" calcext:value-type="float">
            <text:p>0.007641380652785</text:p>
          </table:table-cell>
          <table:table-cell office:value-type="float" office:value="0.00885586254298687" calcext:value-type="float">
            <text:p>0.008855862542987</text:p>
          </table:table-cell>
          <table:table-cell office:value-type="string" calcext:value-type="string">
            <text:p>task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755" calcext:value-type="float">
            <text:p>0.755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</table:table-row>
      </table:table>
      <table:table table:name="arousal" table:style-name="ta1">
        <table:table-column table:style-name="co11" table:default-cell-style-name="ce1"/>
        <table:table-column table:style-name="co10" table:number-columns-repeated="1023" table:default-cell-style-name="ce1"/>
        <table:table-row table:style-name="ro1">
          <table:table-cell office:value-type="string" calcext:value-type="string">
            <text:p>rmssd</text:p>
          </table:table-cell>
          <table:table-cell office:value-type="float" office:value="0.00456456933170557" calcext:value-type="float">
            <text:p>0.004564569331706</text:p>
          </table:table-cell>
          <table:table-cell office:value-type="float" office:value="0.0358443111181259" calcext:value-type="float">
            <text:p>0.035844311118126</text:p>
          </table:table-cell>
          <table:table-cell office:value-type="string" calcext:value-type="string">
            <text:p>arousal_b</text:p>
          </table:table-cell>
          <table:table-cell office:value-type="float" office:value="0.163" calcext:value-type="float">
            <text:p>0.16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63" calcext:value-type="float">
            <text:p>0.163</text:p>
          </table:table-cell>
          <table:table-cell office:value-type="float" office:value="3.527" calcext:value-type="float">
            <text:p>3.527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float" office:value="0.201" calcext:value-type="float">
            <text:p>0.20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TINN</text:p>
          </table:table-cell>
          <table:table-cell office:value-type="float" office:value="0.0076413806527853" calcext:value-type="float">
            <text:p>0.007641380652785</text:p>
          </table:table-cell>
          <table:table-cell office:value-type="float" office:value="0.00885586254298687" calcext:value-type="float">
            <text:p>0.008855862542987</text:p>
          </table:table-cell>
          <table:table-cell office:value-type="string" calcext:value-type="string">
            <text:p>arousal_b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911" calcext:value-type="float">
            <text:p>0.91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pNN50</text:p>
          </table:table-cell>
          <table:table-cell office:value-type="float" office:value="0.0112922694534063" calcext:value-type="float">
            <text:p>0.011292269453406</text:p>
          </table:table-cell>
          <table:table-cell office:value-type="float" office:value="0.107635408639908" calcext:value-type="float">
            <text:p>0.107635408639908</text:p>
          </table:table-cell>
          <table:table-cell office:value-type="string" calcext:value-type="string">
            <text:p>arousal_b</text:p>
          </table:table-cell>
          <table:table-cell office:value-type="float" office:value="0.128" calcext:value-type="float">
            <text:p>0.12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28" calcext:value-type="float">
            <text:p>0.128</text:p>
          </table:table-cell>
          <table:table-cell office:value-type="float" office:value="6.478" calcext:value-type="float">
            <text:p>6.478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float" office:value="0.316" calcext:value-type="float">
            <text:p>0.31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e_kurt</text:p>
          </table:table-cell>
          <table:table-cell office:value-type="float" office:value="0.0113455485552549" calcext:value-type="float">
            <text:p>0.011345548555255</text:p>
          </table:table-cell>
          <table:table-cell office:value-type="float" office:value="0.0509982295334339" calcext:value-type="float">
            <text:p>0.050998229533434</text:p>
          </table:table-cell>
          <table:table-cell office:value-type="string" calcext:value-type="string">
            <text:p>arousal_b</text:p>
          </table:table-cell>
          <table:table-cell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4" calcext:value-type="float">
            <text:p>0.034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532" calcext:value-type="float">
            <text:p>0.532</text:p>
          </table:table-cell>
          <table:table-cell office:value-type="float" office:value="0.028" calcext:value-type="float">
            <text:p>0.0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k_kurt</text:p>
          </table:table-cell>
          <table:table-cell office:value-type="float" office:value="0.015023136511445" calcext:value-type="float">
            <text:p>0.015023136511445</text:p>
          </table:table-cell>
          <table:table-cell office:value-type="float" office:value="0.575861752033234" calcext:value-type="float">
            <text:p>0.575861752033234</text:p>
          </table:table-cell>
          <table:table-cell office:value-type="string" calcext:value-type="string">
            <text:p>arousal_b</text:p>
          </table:table-cell>
          <table:table-cell office:value-type="float" office:value="0.949" calcext:value-type="float">
            <text:p>0.94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949" calcext:value-type="float">
            <text:p>0.949</text:p>
          </table:table-cell>
          <table:table-cell office:value-type="float" office:value="12.461" calcext:value-type="float">
            <text:p>12.461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471" calcext:value-type="float">
            <text:p>0.47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0.0183966681361198" calcext:value-type="float">
            <text:p>0.01839666813612</text:p>
          </table:table-cell>
          <table:table-cell office:value-type="float" office:value="0.0510676205158234" calcext:value-type="float">
            <text:p>0.051067620515823</text:p>
          </table:table-cell>
          <table:table-cell office:value-type="string" calcext:value-type="string">
            <text:p>arousal_b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" calcext:value-type="float">
            <text:p>0.03</text:p>
          </table:table-cell>
          <table:table-cell office:value-type="float" office:value="0.699" calcext:value-type="float">
            <text:p>0.699</text:p>
          </table:table-cell>
          <table:table-cell table:number-columns-repeated="2" office:value-type="float" office:value="0.417" calcext:value-type="float">
            <text:p>0.417</text:p>
          </table:table-cell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210014283657074" calcext:value-type="float">
            <text:p>0.021001428365707</text:p>
          </table:table-cell>
          <table:table-cell office:value-type="float" office:value="0.0281824078410864" calcext:value-type="float">
            <text:p>0.028182407841086</text:p>
          </table:table-cell>
          <table:table-cell office:value-type="string" calcext:value-type="string">
            <text:p>arousal_b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6" calcext:value-type="float">
            <text:p>0.06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.304" calcext:value-type="float">
            <text:p>0.304</text:p>
          </table:table-cell>
          <table:table-cell office:value-type="float" office:value="0.075" calcext:value-type="float">
            <text:p>0.07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k_max</text:p>
          </table:table-cell>
          <table:table-cell office:value-type="float" office:value="0.0210618041455746" calcext:value-type="float">
            <text:p>0.021061804145575</text:p>
          </table:table-cell>
          <table:table-cell office:value-type="float" office:value="0.0282427817583084" calcext:value-type="float">
            <text:p>0.028242781758309</text:p>
          </table:table-cell>
          <table:table-cell office:value-type="string" calcext:value-type="string">
            <text:p>arousal_b</text:p>
          </table:table-cell>
          <table:table-cell office:value-type="float" office:value="0.059" calcext:value-type="float">
            <text:p>0.05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59" calcext:value-type="float">
            <text:p>0.059</text:p>
          </table:table-cell>
          <table:table-cell office:value-type="float" office:value="1.138" calcext:value-type="float">
            <text:p>1.138</text:p>
          </table:table-cell>
          <table:table-cell table:number-columns-repeated="2" office:value-type="float" office:value="0.304" calcext:value-type="float">
            <text:p>0.304</text:p>
          </table:table-cell>
          <table:table-cell office:value-type="float" office:value="0.075" calcext:value-type="float">
            <text:p>0.07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e_var</text:p>
          </table:table-cell>
          <table:table-cell office:value-type="float" office:value="0.0219279117882252" calcext:value-type="float">
            <text:p>0.021927911788225</text:p>
          </table:table-cell>
          <table:table-cell office:value-type="float" office:value="0.50108927488327" calcext:value-type="float">
            <text:p>0.50108927488327</text:p>
          </table:table-cell>
          <table:table-cell office:value-type="string" calcext:value-type="string">
            <text:p>arousal_b</text:p>
          </table:table-cell>
          <table:table-cell office:value-type="float" office:value="0.091" calcext:value-type="float">
            <text:p>0.09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91" calcext:value-type="float">
            <text:p>0.091</text:p>
          </table:table-cell>
          <table:table-cell office:value-type="float" office:value="3.535" calcext:value-type="float">
            <text:p>3.535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bi</text:p>
          </table:table-cell>
          <table:table-cell office:value-type="float" office:value="0.0252054464071989" calcext:value-type="float">
            <text:p>0.025205446407199</text:p>
          </table:table-cell>
          <table:table-cell office:value-type="float" office:value="0.0225350074470043" calcext:value-type="float">
            <text:p>0.022535007447004</text:p>
          </table:table-cell>
          <table:table-cell office:value-type="string" calcext:value-type="string">
            <text:p>arousal_b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21" calcext:value-type="float">
            <text:p>0.021</text:p>
          </table:table-cell>
          <table:table-cell office:value-type="float" office:value="0.765" calcext:value-type="float">
            <text:p>0.765</text:p>
          </table:table-cell>
          <table:table-cell table:number-columns-repeated="2" office:value-type="float" office:value="0.397" calcext:value-type="float">
            <text:p>0.397</text:p>
          </table:table-cell>
          <table:table-cell office:value-type="float" office:value="0.052" calcext:value-type="float">
            <text:p>0.05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e_median</text:p>
          </table:table-cell>
          <table:table-cell office:value-type="float" office:value="0.0262058693915606" calcext:value-type="float">
            <text:p>0.026205869391561</text:p>
          </table:table-cell>
          <table:table-cell office:value-type="float" office:value="0.0606588125228882" calcext:value-type="float">
            <text:p>0.060658812522888</text:p>
          </table:table-cell>
          <table:table-cell office:value-type="string" calcext:value-type="string">
            <text:p>arousal_b</text:p>
          </table:table-cell>
          <table:table-cell office:value-type="float" office:value="0.134" calcext:value-type="float">
            <text:p>0.1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34" calcext:value-type="float">
            <text:p>0.134</text:p>
          </table:table-cell>
          <table:table-cell office:value-type="float" office:value="3.692" calcext:value-type="float">
            <text:p>3.692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0.209" calcext:value-type="float">
            <text:p>0.20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CVSD</text:p>
          </table:table-cell>
          <table:table-cell office:value-type="float" office:value="0.0327875018119812" calcext:value-type="float">
            <text:p>0.032787501811981</text:p>
          </table:table-cell>
          <table:table-cell office:value-type="float" office:value="0.677009403705597" calcext:value-type="float">
            <text:p>0.677009403705597</text:p>
          </table:table-cell>
          <table:table-cell office:value-type="string" calcext:value-type="string">
            <text:p>arousal_b</text:p>
          </table:table-cell>
          <table:table-cell office:value-type="float" office:value="0.107" calcext:value-type="float">
            <text:p>0.10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07" calcext:value-type="float">
            <text:p>0.107</text:p>
          </table:table-cell>
          <table:table-cell office:value-type="float" office:value="2.119" calcext:value-type="float">
            <text:p>2.119</text:p>
          </table:table-cell>
          <table:table-cell table:number-columns-repeated="2" office:value-type="float" office:value="0.168" calcext:value-type="float">
            <text:p>0.168</text:p>
          </table:table-cell>
          <table:table-cell office:value-type="float" office:value="0.131" calcext:value-type="float">
            <text:p>0.13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1</text:p>
          </table:table-cell>
          <table:table-cell office:value-type="float" office:value="0.0328849405050278" calcext:value-type="float">
            <text:p>0.032884940505028</text:p>
          </table:table-cell>
          <table:table-cell office:value-type="float" office:value="0.132824763655663" calcext:value-type="float">
            <text:p>0.132824763655663</text:p>
          </table:table-cell>
          <table:table-cell office:value-type="string" calcext:value-type="string">
            <text:p>arousal_b</text:p>
          </table:table-cell>
          <table:table-cell office:value-type="float" office:value="0.099" calcext:value-type="float">
            <text:p>0.09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99" calcext:value-type="float">
            <text:p>0.099</text:p>
          </table:table-cell>
          <table:table-cell office:value-type="float" office:value="2.724" calcext:value-type="float">
            <text:p>2.724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63" calcext:value-type="float">
            <text:p>0.16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pNN20</text:p>
          </table:table-cell>
          <table:table-cell office:value-type="float" office:value="0.0358814559876919" calcext:value-type="float">
            <text:p>0.035881455987692</text:p>
          </table:table-cell>
          <table:table-cell office:value-type="float" office:value="0.096736378967762" calcext:value-type="float">
            <text:p>0.096736378967762</text:p>
          </table:table-cell>
          <table:table-cell office:value-type="string" calcext:value-type="string">
            <text:p>arousal_b</text:p>
          </table:table-cell>
          <table:table-cell office:value-type="float" office:value="0.204" calcext:value-type="float">
            <text:p>0.2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204" calcext:value-type="float">
            <text:p>0.204</text:p>
          </table:table-cell>
          <table:table-cell office:value-type="float" office:value="8.455" calcext:value-type="float">
            <text:p>8.455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377" calcext:value-type="float">
            <text:p>0.37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CVNN</text:p>
          </table:table-cell>
          <table:table-cell office:value-type="float" office:value="0.0390238054096699" calcext:value-type="float">
            <text:p>0.03902380540967</text:p>
          </table:table-cell>
          <table:table-cell office:value-type="float" office:value="0.617038249969482" calcext:value-type="float">
            <text:p>0.617038249969482</text:p>
          </table:table-cell>
          <table:table-cell office:value-type="string" calcext:value-type="string">
            <text:p>arousal_b</text:p>
          </table:table-cell>
          <table:table-cell office:value-type="float" office:value="0.082" calcext:value-type="float">
            <text:p>0.08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82" calcext:value-type="float">
            <text:p>0.082</text:p>
          </table:table-cell>
          <table:table-cell office:value-type="float" office:value="2.319" calcext:value-type="float">
            <text:p>2.319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42" calcext:value-type="float">
            <text:p>0.1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SDSD</text:p>
          </table:table-cell>
          <table:table-cell office:value-type="float" office:value="0.0453709065914154" calcext:value-type="float">
            <text:p>0.045370906591416</text:p>
          </table:table-cell>
          <table:table-cell office:value-type="float" office:value="0.790401935577393" calcext:value-type="float">
            <text:p>0.790401935577393</text:p>
          </table:table-cell>
          <table:table-cell office:value-type="string" calcext:value-type="string">
            <text:p>arousal_b</text:p>
          </table:table-cell>
          <table:table-cell office:value-type="float" office:value="0.088" calcext:value-type="float">
            <text:p>0.08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88" calcext:value-type="float">
            <text:p>0.088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.217" calcext:value-type="float">
            <text:p>0.217</text:p>
          </table:table-cell>
          <table:table-cell office:value-type="float" office:value="0.107" calcext:value-type="float">
            <text:p>0.10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RMSSD</text:p>
          </table:table-cell>
          <table:table-cell office:value-type="float" office:value="0.0457452870905399" calcext:value-type="float">
            <text:p>0.04574528709054</text:p>
          </table:table-cell>
          <table:table-cell office:value-type="float" office:value="0.79189532995224" calcext:value-type="float">
            <text:p>0.79189532995224</text:p>
          </table:table-cell>
          <table:table-cell office:value-type="string" calcext:value-type="string">
            <text:p>arousal_b</text:p>
          </table:table-cell>
          <table:table-cell office:value-type="float" office:value="0.088" calcext:value-type="float">
            <text:p>0.08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88" calcext:value-type="float">
            <text:p>0.088</text:p>
          </table:table-cell>
          <table:table-cell office:value-type="float" office:value="1.667" calcext:value-type="float">
            <text:p>1.667</text:p>
          </table:table-cell>
          <table:table-cell table:number-columns-repeated="2" office:value-type="float" office:value="0.218" calcext:value-type="float">
            <text:p>0.218</text:p>
          </table:table-cell>
          <table:table-cell office:value-type="float" office:value="0.106" calcext:value-type="float">
            <text:p>0.10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RV_SDNN</text:p>
          </table:table-cell>
          <table:table-cell table:style-name="Default" office:value-type="float" office:value="0.0550687909126282" calcext:value-type="float">
            <text:p>0.055068790912628</text:p>
          </table:table-cell>
          <table:table-cell table:style-name="Default" office:value-type="float" office:value="0.754402756690979" calcext:value-type="float">
            <text:p>0.754402756690979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058" calcext:value-type="float">
            <text:p>0.05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58" calcext:value-type="float">
            <text:p>0.058</text:p>
          </table:table-cell>
          <table:table-cell table:style-name="Default" office:value-type="float" office:value="1.536" calcext:value-type="float">
            <text:p>1.536</text:p>
          </table:table-cell>
          <table:table-cell table:number-columns-repeated="2" table:style-name="Default" office:value-type="float" office:value="0.236" calcext:value-type="float">
            <text:p>0.236</text:p>
          </table:table-cell>
          <table:table-cell table:style-name="Default" office:value-type="float" office:value="0.099" calcext:value-type="float">
            <text:p>0.09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peak_pos_derivative</text:p>
          </table:table-cell>
          <table:table-cell table:style-name="Default" office:value-type="float" office:value="0.055699422955513" calcext:value-type="float">
            <text:p>0.055699422955513</text:p>
          </table:table-cell>
          <table:table-cell table:style-name="Default" office:value-type="float" office:value="0.0907615348696709" calcext:value-type="float">
            <text:p>0.090761534869671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office:value-type="float" office:value="0.351" calcext:value-type="float">
            <text:p>0.351</text:p>
          </table:table-cell>
          <table:table-cell table:number-columns-repeated="2" table:style-name="Default" office:value-type="float" office:value="0.563" calcext:value-type="float">
            <text:p>0.563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peak_median</text:p>
          </table:table-cell>
          <table:table-cell table:style-name="Default" office:value-type="float" office:value="0.0593430809676647" calcext:value-type="float">
            <text:p>0.059343080967665</text:p>
          </table:table-cell>
          <table:table-cell table:style-name="Default" office:value-type="float" office:value="0.0588945783674717" calcext:value-type="float">
            <text:p>0.058894578367472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3.41" calcext:value-type="float">
            <text:p>3.41</text:p>
          </table:table-cell>
          <table:table-cell table:number-columns-repeated="2" table:style-name="Default" office:value-type="float" office:value="0.086" calcext:value-type="float">
            <text:p>0.086</text:p>
          </table:table-cell>
          <table:table-cell table:style-name="Default" office:value-type="float" office:value="0.196" calcext:value-type="float">
            <text:p>0.1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string" calcext:value-type="string">
            <text:p>rate_std</text:p>
          </table:table-cell>
          <table:table-cell table:style-name="ce2" office:value-type="float" office:value="0.0615826323628426" calcext:value-type="float">
            <text:p>0.061582632362843</text:p>
          </table:table-cell>
          <table:table-cell table:style-name="ce2" office:value-type="float" office:value="0.350043803453445" calcext:value-type="float">
            <text:p>0.350043803453445</text:p>
          </table:table-cell>
          <table:table-cell table:style-name="ce2" office:value-type="string" calcext:value-type="string">
            <text:p>arousal_b</text:p>
          </table:table-cell>
          <table:table-cell table:style-name="ce2" office:value-type="float" office:value="0.097" calcext:value-type="float">
            <text:p>0.0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97" calcext:value-type="float">
            <text:p>0.097</text:p>
          </table:table-cell>
          <table:table-cell table:style-name="ce2" office:value-type="float" office:value="4.791" calcext:value-type="float">
            <text:p>4.791</text:p>
          </table:table-cell>
          <table:table-cell table:number-columns-repeated="2" table:style-name="ce2" office:value-type="float" office:value="0.046" calcext:value-type="float">
            <text:p>0.046</text:p>
          </table:table-cell>
          <table:table-cell table:style-name="ce2" office:value-type="float" office:value="0.255" calcext:value-type="float">
            <text:p>0.25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Default" office:value-type="string" calcext:value-type="string">
            <text:p>HRV_MeanNN</text:p>
          </table:table-cell>
          <table:table-cell table:style-name="Default" office:value-type="float" office:value="0.0644142553210259" calcext:value-type="float">
            <text:p>0.064414255321026</text:p>
          </table:table-cell>
          <table:table-cell table:style-name="Default" office:value-type="float" office:value="0.0604149401187897" calcext:value-type="float">
            <text:p>0.06041494011879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084" calcext:value-type="float">
            <text:p>0.0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84" calcext:value-type="float">
            <text:p>0.084</text:p>
          </table:table-cell>
          <table:table-cell table:style-name="Default" office:value-type="float" office:value="4.141" calcext:value-type="float">
            <text:p>4.141</text:p>
          </table:table-cell>
          <table:table-cell table:number-columns-repeated="2" table:style-name="Default" office:value-type="float" office:value="0.061" calcext:value-type="float">
            <text:p>0.061</text:p>
          </table:table-cell>
          <table:table-cell table:style-name="Default" office:value-type="float" office:value="0.228" calcext:value-type="float">
            <text:p>0.2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string" calcext:value-type="string">
            <text:p>rate_neg_derivative</text:p>
          </table:table-cell>
          <table:table-cell table:style-name="ce2" office:value-type="float" office:value="0.0706556066870689" calcext:value-type="float">
            <text:p>0.070655606687069</text:p>
          </table:table-cell>
          <table:table-cell table:style-name="ce2" office:value-type="float" office:value="0.297349065542221" calcext:value-type="float">
            <text:p>0.297349065542221</text:p>
          </table:table-cell>
          <table:table-cell table:style-name="ce2" office:value-type="string" calcext:value-type="string">
            <text:p>arousal_b</text:p>
          </table:table-cell>
          <table:table-cell table:style-name="ce2" office:value-type="float" office:value="0.034" calcext:value-type="float">
            <text:p>0.0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34" calcext:value-type="float">
            <text:p>0.034</text:p>
          </table:table-cell>
          <table:table-cell table:style-name="ce2" office:value-type="float" office:value="3.954" calcext:value-type="float">
            <text:p>3.954</text:p>
          </table:table-cell>
          <table:table-cell table:number-columns-repeated="2" table:style-name="ce2" office:value-type="float" office:value="0.067" calcext:value-type="float">
            <text:p>0.067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rate_max</text:p>
          </table:table-cell>
          <table:table-cell table:style-name="ce2" office:value-type="float" office:value="0.0737517699599266" calcext:value-type="float">
            <text:p>0.073751769959927</text:p>
          </table:table-cell>
          <table:table-cell table:style-name="ce2" office:value-type="float" office:value="0.0974869802594185" calcext:value-type="float">
            <text:p>0.097486980259419</text:p>
          </table:table-cell>
          <table:table-cell table:style-name="ce2" office:value-type="string" calcext:value-type="string">
            <text:p>arousal_b</text:p>
          </table:table-cell>
          <table:table-cell table:style-name="ce2" office:value-type="float" office:value="0.015" calcext:value-type="float">
            <text:p>0.0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15" calcext:value-type="float">
            <text:p>0.015</text:p>
          </table:table-cell>
          <table:table-cell table:style-name="ce2" office:value-type="float" office:value="0.455" calcext:value-type="float">
            <text:p>0.455</text:p>
          </table:table-cell>
          <table:table-cell table:number-columns-repeated="2" table:style-name="ce2" office:value-type="float" office:value="0.511" calcext:value-type="float">
            <text:p>0.511</text:p>
          </table:table-cell>
          <table:table-cell table:style-name="ce2" office:value-type="float" office:value="0.031" calcext:value-type="float">
            <text:p>0.03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HRV_MedianNN</text:p>
          </table:table-cell>
          <table:table-cell table:style-name="ce2" office:value-type="float" office:value="0.0769716650247574" calcext:value-type="float">
            <text:p>0.076971665024757</text:p>
          </table:table-cell>
          <table:table-cell table:style-name="ce2" office:value-type="float" office:value="0.0767486467957497" calcext:value-type="float">
            <text:p>0.07674864679575</text:p>
          </table:table-cell>
          <table:table-cell table:style-name="ce2" office:value-type="string" calcext:value-type="string">
            <text:p>arousal_b</text:p>
          </table:table-cell>
          <table:table-cell table:style-name="ce2" office:value-type="float" office:value="0.086" calcext:value-type="float">
            <text:p>0.0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86" calcext:value-type="float">
            <text:p>0.086</text:p>
          </table:table-cell>
          <table:table-cell table:style-name="ce2" office:value-type="float" office:value="5.043" calcext:value-type="float">
            <text:p>5.043</text:p>
          </table:table-cell>
          <table:table-cell table:number-columns-repeated="2" table:style-name="ce2" office:value-type="float" office:value="0.041" calcext:value-type="float">
            <text:p>0.041</text:p>
          </table:table-cell>
          <table:table-cell table:style-name="ce2" office:value-type="float" office:value="0.265" calcext:value-type="float">
            <text:p>0.26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rate_pos_derivative</text:p>
          </table:table-cell>
          <table:table-cell table:style-name="ce2" office:value-type="float" office:value="0.0831204652786255" calcext:value-type="float">
            <text:p>0.083120465278626</text:p>
          </table:table-cell>
          <table:table-cell table:style-name="ce2" office:value-type="float" office:value="0.848546028137207" calcext:value-type="float">
            <text:p>0.848546028137207</text:p>
          </table:table-cell>
          <table:table-cell table:style-name="ce2" office:value-type="string" calcext:value-type="string">
            <text:p>arousal_b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5.148" calcext:value-type="float">
            <text:p>5.148</text:p>
          </table:table-cell>
          <table:table-cell table:number-columns-repeated="2" table:style-name="ce2" office:value-type="float" office:value="0.04" calcext:value-type="float">
            <text:p>0.04</text:p>
          </table:table-cell>
          <table:table-cell table:style-name="ce2" office:value-type="float" office:value="0.269" calcext:value-type="float">
            <text:p>0.26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rate_mean</text:p>
          </table:table-cell>
          <table:table-cell table:style-name="ce2" office:value-type="float" office:value="0.0848006308078766" calcext:value-type="float">
            <text:p>0.084800630807877</text:p>
          </table:table-cell>
          <table:table-cell table:style-name="ce2" office:value-type="float" office:value="0.195812150835991" calcext:value-type="float">
            <text:p>0.195812150835991</text:p>
          </table:table-cell>
          <table:table-cell table:style-name="ce2" office:value-type="string" calcext:value-type="string">
            <text:p>arousal_b</text:p>
          </table:table-cell>
          <table:table-cell table:style-name="ce2" office:value-type="float" office:value="0.155" calcext:value-type="float">
            <text:p>0.1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155" calcext:value-type="float">
            <text:p>0.155</text:p>
          </table:table-cell>
          <table:table-cell table:style-name="ce2" office:value-type="float" office:value="5.408" calcext:value-type="float">
            <text:p>5.408</text:p>
          </table:table-cell>
          <table:table-cell table:number-columns-repeated="2" table:style-name="ce2" office:value-type="float" office:value="0.036" calcext:value-type="float">
            <text:p>0.036</text:p>
          </table:table-cell>
          <table:table-cell table:style-name="ce2" office:value-type="float" office:value="0.279" calcext:value-type="float">
            <text:p>0.27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peak_var</text:p>
          </table:table-cell>
          <table:table-cell table:style-name="ce2" office:value-type="float" office:value="0.100526914000511" calcext:value-type="float">
            <text:p>0.100526914000511</text:p>
          </table:table-cell>
          <table:table-cell table:style-name="ce2" office:value-type="float" office:value="0.11485093832016" calcext:value-type="float">
            <text:p>0.11485093832016</text:p>
          </table:table-cell>
          <table:table-cell table:style-name="ce2" office:value-type="string" calcext:value-type="string">
            <text:p>arousal_b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0.222" calcext:value-type="float">
            <text:p>0.222</text:p>
          </table:table-cell>
          <table:table-cell table:number-columns-repeated="2" table:style-name="ce2" office:value-type="float" office:value="0.645" calcext:value-type="float">
            <text:p>0.645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peak_neg_derivative</text:p>
          </table:table-cell>
          <table:table-cell table:style-name="ce2" office:value-type="float" office:value="0.103885218501091" calcext:value-type="float">
            <text:p>0.103885218501091</text:p>
          </table:table-cell>
          <table:table-cell table:style-name="ce2" office:value-type="float" office:value="0.10602630674839" calcext:value-type="float">
            <text:p>0.10602630674839</text:p>
          </table:table-cell>
          <table:table-cell table:style-name="ce2" office:value-type="string" calcext:value-type="string">
            <text:p>arousal_b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353" calcext:value-type="float">
            <text:p>0.353</text:p>
          </table:table-cell>
          <table:table-cell table:number-columns-repeated="2" table:style-name="ce2" office:value-type="float" office:value="0.562" calcext:value-type="float">
            <text:p>0.562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median</text:p>
          </table:table-cell>
          <table:table-cell table:style-name="ce2" office:value-type="float" office:value="0.11008483171463" calcext:value-type="float">
            <text:p>0.11008483171463</text:p>
          </table:table-cell>
          <table:table-cell table:style-name="ce2" office:value-type="float" office:value="0.119937688112259" calcext:value-type="float">
            <text:p>0.119937688112259</text:p>
          </table:table-cell>
          <table:table-cell table:style-name="ce2" office:value-type="string" calcext:value-type="string">
            <text:p>arousal_b</text:p>
          </table:table-cell>
          <table:table-cell table:style-name="ce2" office:value-type="float" office:value="0.159" calcext:value-type="float">
            <text:p>0.1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159" calcext:value-type="float">
            <text:p>0.159</text:p>
          </table:table-cell>
          <table:table-cell table:style-name="ce2" office:value-type="float" office:value="8.038" calcext:value-type="float">
            <text:p>8.038</text:p>
          </table:table-cell>
          <table:table-cell table:number-columns-repeated="2" table:style-name="ce2" office:value-type="float" office:value="0.013" calcext:value-type="float">
            <text:p>0.013</text:p>
          </table:table-cell>
          <table:table-cell table:style-name="ce2" office:value-type="float" office:value="0.365" calcext:value-type="float">
            <text:p>0.36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Default" office:value-type="string" calcext:value-type="string">
            <text:p>std</text:p>
          </table:table-cell>
          <table:table-cell table:style-name="Default" office:value-type="float" office:value="0.110471665859222" calcext:value-type="float">
            <text:p>0.110471665859222</text:p>
          </table:table-cell>
          <table:table-cell table:style-name="Default" office:value-type="float" office:value="0.112931810319424" calcext:value-type="float">
            <text:p>0.112931810319424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041" calcext:value-type="float">
            <text:p>0.04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41" calcext:value-type="float">
            <text:p>0.041</text:p>
          </table:table-cell>
          <table:table-cell table:style-name="Default" office:value-type="float" office:value="1.207" calcext:value-type="float">
            <text:p>1.207</text:p>
          </table:table-cell>
          <table:table-cell table:number-columns-repeated="2" table:style-name="Default" office:value-type="float" office:value="0.291" calcext:value-type="float">
            <text:p>0.291</text:p>
          </table:table-cell>
          <table:table-cell table:style-name="Default" office:value-type="float" office:value="0.079" calcext:value-type="float">
            <text:p>0.0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peak_min</text:p>
          </table:table-cell>
          <table:table-cell table:style-name="Default" office:value-type="float" office:value="0.115654692053795" calcext:value-type="float">
            <text:p>0.115654692053795</text:p>
          </table:table-cell>
          <table:table-cell table:style-name="Default" office:value-type="float" office:value="0.651468336582184" calcext:value-type="float">
            <text:p>0.651468336582184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157" calcext:value-type="float">
            <text:p>0.15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157" calcext:value-type="float">
            <text:p>0.157</text:p>
          </table:table-cell>
          <table:table-cell table:style-name="Default" office:value-type="float" office:value="2.71" calcext:value-type="float">
            <text:p>2.71</text:p>
          </table:table-cell>
          <table:table-cell table:number-columns-repeated="2" table:style-name="Default" office:value-type="float" office:value="0.122" calcext:value-type="float">
            <text:p>0.122</text:p>
          </table:table-cell>
          <table:table-cell table:style-name="Default" office:value-type="float" office:value="0.162" calcext:value-type="float">
            <text:p>0.16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hrv_madnn</text:p>
          </table:table-cell>
          <table:table-cell table:style-name="Default" office:value-type="float" office:value="0.128409758210182" calcext:value-type="float">
            <text:p>0.128409758210182</text:p>
          </table:table-cell>
          <table:table-cell table:style-name="Default" office:value-type="float" office:value="0.140302866697311" calcext:value-type="float">
            <text:p>0.140302866697311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096" calcext:value-type="float">
            <text:p>0.0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96" calcext:value-type="float">
            <text:p>0.096</text:p>
          </table:table-cell>
          <table:table-cell table:style-name="Default" office:value-type="float" office:value="3.087" calcext:value-type="float">
            <text:p>3.087</text:p>
          </table:table-cell>
          <table:table-cell table:number-columns-repeated="2" table:style-name="Default" office:value-type="float" office:value="0.101" calcext:value-type="float">
            <text:p>0.101</text:p>
          </table:table-cell>
          <table:table-cell table:style-name="Default" office:value-type="float" office:value="0.181" calcext:value-type="float">
            <text:p>0.18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string" calcext:value-type="string">
            <text:p>HRV_MCVNN</text:p>
          </table:table-cell>
          <table:table-cell table:style-name="ce2" office:value-type="float" office:value="0.147956684231758" calcext:value-type="float">
            <text:p>0.147956684231758</text:p>
          </table:table-cell>
          <table:table-cell table:style-name="ce2" office:value-type="float" office:value="0.395732879638672" calcext:value-type="float">
            <text:p>0.395732879638672</text:p>
          </table:table-cell>
          <table:table-cell table:style-name="ce2" office:value-type="string" calcext:value-type="string">
            <text:p>arousal_b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0.492" calcext:value-type="float">
            <text:p>10.492</text:p>
          </table:table-cell>
          <table:table-cell table:number-columns-repeated="2" table:style-name="ce2" office:value-type="float" office:value="0.006" calcext:value-type="float">
            <text:p>0.006</text:p>
          </table:table-cell>
          <table:table-cell table:style-name="ce2" office:value-type="float" office:value="0.428" calcext:value-type="float">
            <text:p>0.42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Default" office:value-type="string" calcext:value-type="string">
            <text:p>sdnn</text:p>
          </table:table-cell>
          <table:table-cell table:style-name="Default" office:value-type="float" office:value="0.149177461862564" calcext:value-type="float">
            <text:p>0.149177461862564</text:p>
          </table:table-cell>
          <table:table-cell table:style-name="Default" office:value-type="float" office:value="0.377682238817215" calcext:value-type="float">
            <text:p>0.377682238817215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111" calcext:value-type="float">
            <text:p>0.1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111" calcext:value-type="float">
            <text:p>0.111</text:p>
          </table:table-cell>
          <table:table-cell table:style-name="Default" office:value-type="float" office:value="2.931" calcext:value-type="float">
            <text:p>2.931</text:p>
          </table:table-cell>
          <table:table-cell table:number-columns-repeated="2" table:style-name="Default" office:value-type="float" office:value="0.109" calcext:value-type="float">
            <text:p>0.109</text:p>
          </table:table-cell>
          <table:table-cell table:style-name="Default" office:value-type="float" office:value="0.173" calcext:value-type="float">
            <text:p>0.17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pnn50</text:p>
          </table:table-cell>
          <table:table-cell table:style-name="Default" office:value-type="float" office:value="0.176028445363045" calcext:value-type="float">
            <text:p>0.176028445363045</text:p>
          </table:table-cell>
          <table:table-cell table:style-name="Default" office:value-type="float" office:value="0.520042717456818" calcext:value-type="float">
            <text:p>0.520042717456818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099" calcext:value-type="float">
            <text:p>0.09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99" calcext:value-type="float">
            <text:p>0.099</text:p>
          </table:table-cell>
          <table:table-cell table:style-name="Default" office:value-type="float" office:value="3.557" calcext:value-type="float">
            <text:p>3.557</text:p>
          </table:table-cell>
          <table:table-cell table:number-columns-repeated="2" table:style-name="Default" office:value-type="float" office:value="0.08" calcext:value-type="float">
            <text:p>0.08</text:p>
          </table:table-cell>
          <table:table-cell table:style-name="Default" office:value-type="float" office:value="0.203" calcext:value-type="float">
            <text:p>0.2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string" calcext:value-type="string">
            <text:p>HRV_IQRNN</text:p>
          </table:table-cell>
          <table:table-cell table:style-name="ce2" office:value-type="float" office:value="0.183925464749336" calcext:value-type="float">
            <text:p>0.183925464749336</text:p>
          </table:table-cell>
          <table:table-cell table:style-name="ce2" office:value-type="float" office:value="0.313644587993622" calcext:value-type="float">
            <text:p>0.313644587993622</text:p>
          </table:table-cell>
          <table:table-cell table:style-name="ce2" office:value-type="string" calcext:value-type="string">
            <text:p>arousal_b</text:p>
          </table:table-cell>
          <table:table-cell table:style-name="ce2" office:value-type="float" office:value="0.126" calcext:value-type="float">
            <text:p>0.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126" calcext:value-type="float">
            <text:p>0.126</text:p>
          </table:table-cell>
          <table:table-cell table:style-name="ce2" office:value-type="float" office:value="4.638" calcext:value-type="float">
            <text:p>4.638</text:p>
          </table:table-cell>
          <table:table-cell table:number-columns-repeated="2" table:style-name="ce2" office:value-type="float" office:value="0.049" calcext:value-type="float">
            <text:p>0.049</text:p>
          </table:table-cell>
          <table:table-cell table:style-name="ce2" office:value-type="float" office:value="0.249" calcext:value-type="float">
            <text:p>0.24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HRV_MadNN</text:p>
          </table:table-cell>
          <table:table-cell table:style-name="ce2" office:value-type="float" office:value="0.184140145778656" calcext:value-type="float">
            <text:p>0.184140145778656</text:p>
          </table:table-cell>
          <table:table-cell table:style-name="ce2" office:value-type="float" office:value="0.181878864765167" calcext:value-type="float">
            <text:p>0.181878864765167</text:p>
          </table:table-cell>
          <table:table-cell table:style-name="ce2" office:value-type="string" calcext:value-type="string">
            <text:p>arousal_b</text:p>
          </table:table-cell>
          <table:table-cell table:style-name="ce2" office:value-type="float" office:value="0.194" calcext:value-type="float">
            <text:p>0.1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194" calcext:value-type="float">
            <text:p>0.194</text:p>
          </table:table-cell>
          <table:table-cell table:style-name="ce2" office:value-type="float" office:value="8.111" calcext:value-type="float">
            <text:p>8.111</text:p>
          </table:table-cell>
          <table:table-cell table:number-columns-repeated="2" table:style-name="ce2" office:value-type="float" office:value="0.013" calcext:value-type="float">
            <text:p>0.013</text:p>
          </table:table-cell>
          <table:table-cell table:style-name="ce2" office:value-type="float" office:value="0.367" calcext:value-type="float">
            <text:p>0.36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Default" office:value-type="string" calcext:value-type="string">
            <text:p>HRV_HTI</text:p>
          </table:table-cell>
          <table:table-cell table:style-name="Default" office:value-type="float" office:value="0.194337695837021" calcext:value-type="float">
            <text:p>0.194337695837021</text:p>
          </table:table-cell>
          <table:table-cell table:style-name="Default" office:value-type="float" office:value="0.191928878426552" calcext:value-type="float">
            <text:p>0.191928878426552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021" calcext:value-type="float">
            <text:p>0.02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21" calcext:value-type="float">
            <text:p>0.021</text:p>
          </table:table-cell>
          <table:table-cell table:style-name="Default" office:value-type="float" office:value="0.919" calcext:value-type="float">
            <text:p>0.919</text:p>
          </table:table-cell>
          <table:table-cell table:number-columns-repeated="2" table:style-name="Default" office:value-type="float" office:value="0.354" calcext:value-type="float">
            <text:p>0.354</text:p>
          </table:table-cell>
          <table:table-cell table:style-name="Default" office:value-type="float" office:value="0.062" calcext:value-type="float">
            <text:p>0.06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peak_mean</text:p>
          </table:table-cell>
          <table:table-cell table:style-name="Default" office:value-type="float" office:value="0.208260416984558" calcext:value-type="float">
            <text:p>0.208260416984558</text:p>
          </table:table-cell>
          <table:table-cell table:style-name="Default" office:value-type="float" office:value="0.256336033344269" calcext:value-type="float">
            <text:p>0.256336033344269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3.868" calcext:value-type="float">
            <text:p>3.868</text:p>
          </table:table-cell>
          <table:table-cell table:number-columns-repeated="2" table:style-name="Default" office:value-type="float" office:value="0.069" calcext:value-type="float">
            <text:p>0.069</text:p>
          </table:table-cell>
          <table:table-cell table:style-name="Default" office:value-type="float" office:value="0.216" calcext:value-type="float">
            <text:p>0.2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count</text:p>
          </table:table-cell>
          <table:table-cell table:style-name="Default" office:value-type="float" office:value="0.251795262098312" calcext:value-type="float">
            <text:p>0.251795262098312</text:p>
          </table:table-cell>
          <table:table-cell table:style-name="Default" office:value-type="float" office:value="0.306374490261078" calcext:value-type="float">
            <text:p>0.306374490261078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925" calcext:value-type="float">
            <text:p>0.925</text:p>
          </table:table-cell>
          <table:table-cell table:number-columns-repeated="2" table:style-name="Default" office:value-type="float" office:value="0.352" calcext:value-type="float">
            <text:p>0.352</text:p>
          </table:table-cell>
          <table:table-cell table:style-name="Default" office:value-type="float" office:value="0.062" calcext:value-type="float">
            <text:p>0.06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string" calcext:value-type="string">
            <text:p>peak_skew</text:p>
          </table:table-cell>
          <table:table-cell table:style-name="ce2" office:value-type="float" office:value="0.357365399599075" calcext:value-type="float">
            <text:p>0.357365399599075</text:p>
          </table:table-cell>
          <table:table-cell table:style-name="ce2" office:value-type="float" office:value="0.419001251459122" calcext:value-type="float">
            <text:p>0.419001251459122</text:p>
          </table:table-cell>
          <table:table-cell table:style-name="ce2" office:value-type="string" calcext:value-type="string">
            <text:p>arousal_b</text:p>
          </table:table-cell>
          <table:table-cell table:style-name="ce2" office:value-type="float" office:value="0.583" calcext:value-type="float">
            <text:p>0.5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583" calcext:value-type="float">
            <text:p>0.583</text:p>
          </table:table-cell>
          <table:table-cell table:style-name="ce2" office:value-type="float" office:value="10.138" calcext:value-type="float">
            <text:p>10.138</text:p>
          </table:table-cell>
          <table:table-cell table:number-columns-repeated="2" table:style-name="ce2" office:value-type="float" office:value="0.007" calcext:value-type="float">
            <text:p>0.007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Default" office:value-type="string" calcext:value-type="string">
            <text:p>peak_std</text:p>
          </table:table-cell>
          <table:table-cell table:style-name="Default" office:value-type="float" office:value="0.37458810210228" calcext:value-type="float">
            <text:p>0.37458810210228</text:p>
          </table:table-cell>
          <table:table-cell table:style-name="Default" office:value-type="float" office:value="0.338181555271149" calcext:value-type="float">
            <text:p>0.338181555271149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float" office:value="0.487" calcext:value-type="float">
            <text:p>0.487</text:p>
          </table:table-cell>
          <table:table-cell table:number-columns-repeated="2" table:style-name="Default" office:value-type="float" office:value="0.497" calcext:value-type="float">
            <text:p>0.497</text:p>
          </table:table-cell>
          <table:table-cell table:style-name="Default" office:value-type="float" office:value="0.034" calcext:value-type="float">
            <text:p>0.0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rate_skew</text:p>
          </table:table-cell>
          <table:table-cell table:style-name="Default" office:value-type="float" office:value="0.591862082481384" calcext:value-type="float">
            <text:p>0.591862082481384</text:p>
          </table:table-cell>
          <table:table-cell table:style-name="Default" office:value-type="float" office:value="0.758429527282715" calcext:value-type="float">
            <text:p>0.758429527282715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float" office:value="0.226" calcext:value-type="float">
            <text:p>0.226</text:p>
          </table:table-cell>
          <table:table-cell table:number-columns-repeated="2" table:style-name="Default" office:value-type="float" office:value="0.642" calcext:value-type="float">
            <text:p>0.642</text:p>
          </table:table-cell>
          <table:table-cell table:style-name="Default" office:value-type="float" office:value="0.016" calcext:value-type="float">
            <text:p>0.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rate_min</text:p>
          </table:table-cell>
          <table:table-cell table:style-name="Default" office:value-type="float" office:value="0.728746235370636" calcext:value-type="float">
            <text:p>0.728746235370636</text:p>
          </table:table-cell>
          <table:table-cell table:style-name="Default" office:value-type="float" office:value="0.733890891075134" calcext:value-type="float">
            <text:p>0.733890891075134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0.223" calcext:value-type="float">
            <text:p>0.223</text:p>
          </table:table-cell>
          <table:table-cell table:number-columns-repeated="2" table:style-name="Default" office:value-type="float" office:value="0.644" calcext:value-type="float">
            <text:p>0.644</text:p>
          </table:table-cell>
          <table:table-cell table:style-name="Default" office:value-type="float" office:value="0.016" calcext:value-type="float">
            <text:p>0.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style-name="Default" office:value-type="float" office:value="0.829646468162537" calcext:value-type="float">
            <text:p>0.829646468162537</text:p>
          </table:table-cell>
          <table:table-cell table:style-name="Default" office:value-type="float" office:value="0.833861529827118" calcext:value-type="float">
            <text:p>0.833861529827118</text:p>
          </table:table-cell>
          <table:table-cell table:style-name="Default" office:value-type="string" calcext:value-type="string">
            <text:p>arousal_b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407" calcext:value-type="float">
            <text:p>0.407</text:p>
          </table:table-cell>
          <table:table-cell table:number-columns-repeated="2" table:style-name="Default" office:value-type="float" office:value="0.534" calcext:value-type="float">
            <text:p>0.534</text:p>
          </table:table-cell>
          <table:table-cell table:style-name="Default" office:value-type="float" office:value="0.028" calcext:value-type="float">
            <text:p>0.0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</table:table>
      <table:table table:name="task" table:style-name="ta1">
        <table:table-column table:style-name="co10" table:number-columns-repeated="1024" table:default-cell-style-name="Default"/>
        <table:table-row table:style-name="ro1">
          <table:table-cell table:style-name="ce1" office:value-type="string" calcext:value-type="string">
            <text:p>rmssd</text:p>
          </table:table-cell>
          <table:table-cell table:style-name="ce1" office:value-type="float" office:value="0.00456456933170557" calcext:value-type="float">
            <text:p>0.004564569331706</text:p>
          </table:table-cell>
          <table:table-cell table:style-name="ce1" office:value-type="float" office:value="0.0358443111181259" calcext:value-type="float">
            <text:p>0.035844311118126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float" office:value="0.155" calcext:value-type="float">
            <text:p>0.1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155" calcext:value-type="float">
            <text:p>0.155</text:p>
          </table:table-cell>
          <table:table-cell table:style-name="ce1" office:value-type="float" office:value="0.594" calcext:value-type="float">
            <text:p>0.594</text:p>
          </table:table-cell>
          <table:table-cell table:number-columns-repeated="2" table:style-name="ce1" office:value-type="float" office:value="0.454" calcext:value-type="float">
            <text:p>0.454</text:p>
          </table:table-cell>
          <table:table-cell table:style-name="ce1" office:value-type="float" office:value="0.041" calcext:value-type="float">
            <text:p>0.04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HRV_TINN</text:p>
          </table:table-cell>
          <table:table-cell table:style-name="ce1" office:value-type="float" office:value="0.0076413806527853" calcext:value-type="float">
            <text:p>0.007641380652785</text:p>
          </table:table-cell>
          <table:table-cell table:style-name="ce1" office:value-type="float" office:value="0.00885586254298687" calcext:value-type="float">
            <text:p>0.008855862542987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01" calcext:value-type="float">
            <text:p>0.101</text:p>
          </table:table-cell>
          <table:table-cell table:number-columns-repeated="2" table:style-name="ce1" office:value-type="float" office:value="0.755" calcext:value-type="float">
            <text:p>0.755</text:p>
          </table:table-cell>
          <table:table-cell table:style-name="ce1" office:value-type="float" office:value="0.007" calcext:value-type="float">
            <text:p>0.00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HRV_pNN50</text:p>
          </table:table-cell>
          <table:table-cell table:style-name="ce1" office:value-type="float" office:value="0.0112922694534063" calcext:value-type="float">
            <text:p>0.011292269453406</text:p>
          </table:table-cell>
          <table:table-cell table:style-name="ce1" office:value-type="float" office:value="0.107635408639908" calcext:value-type="float">
            <text:p>0.107635408639908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office:value-type="float" office:value="0.478" calcext:value-type="float">
            <text:p>0.478</text:p>
          </table:table-cell>
          <table:table-cell table:number-columns-repeated="2" table:style-name="ce1" office:value-type="float" office:value="0.501" calcext:value-type="float">
            <text:p>0.501</text:p>
          </table:table-cell>
          <table:table-cell table:style-name="ce1" office:value-type="float" office:value="0.033" calcext:value-type="float">
            <text:p>0.03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rate_kurt</text:p>
          </table:table-cell>
          <table:table-cell table:style-name="ce1" office:value-type="float" office:value="0.0113455485552549" calcext:value-type="float">
            <text:p>0.011345548555255</text:p>
          </table:table-cell>
          <table:table-cell table:style-name="ce1" office:value-type="float" office:value="0.0509982295334339" calcext:value-type="float">
            <text:p>0.050998229533434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2.333" calcext:value-type="float">
            <text:p>2.333</text:p>
          </table:table-cell>
          <table:table-cell table:number-columns-repeated="2" table:style-name="ce1" office:value-type="float" office:value="0.149" calcext:value-type="float">
            <text:p>0.149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peak_kurt</text:p>
          </table:table-cell>
          <table:table-cell table:style-name="ce1" office:value-type="float" office:value="0.015023136511445" calcext:value-type="float">
            <text:p>0.015023136511445</text:p>
          </table:table-cell>
          <table:table-cell table:style-name="ce1" office:value-type="float" office:value="0.575861752033234" calcext:value-type="float">
            <text:p>0.575861752033234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float" office:value="0.072" calcext:value-type="float">
            <text:p>0.0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72" calcext:value-type="float">
            <text:p>0.072</text:p>
          </table:table-cell>
          <table:table-cell table:style-name="ce1" office:value-type="float" office:value="0.498" calcext:value-type="float">
            <text:p>0.498</text:p>
          </table:table-cell>
          <table:table-cell table:number-columns-repeated="2" table:style-name="ce1" office:value-type="float" office:value="0.492" calcext:value-type="float">
            <text:p>0.492</text:p>
          </table:table-cell>
          <table:table-cell table:style-name="ce1" office:value-type="float" office:value="0.034" calcext:value-type="float">
            <text:p>0.03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bpm</text:p>
          </table:table-cell>
          <table:table-cell table:style-name="ce1" office:value-type="float" office:value="0.0183966681361198" calcext:value-type="float">
            <text:p>0.01839666813612</text:p>
          </table:table-cell>
          <table:table-cell table:style-name="ce1" office:value-type="float" office:value="0.0510676205158234" calcext:value-type="float">
            <text:p>0.051067620515823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0.024" calcext:value-type="float">
            <text:p>0.024</text:p>
          </table:table-cell>
          <table:table-cell table:number-columns-repeated="2" table:style-name="ce1" office:value-type="float" office:value="0.879" calcext:value-type="float">
            <text:p>0.879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1" office:value-type="float" office:value="0.0210014283657074" calcext:value-type="float">
            <text:p>0.021001428365707</text:p>
          </table:table-cell>
          <table:table-cell table:style-name="ce1" office:value-type="float" office:value="0.0281824078410864" calcext:value-type="float">
            <text:p>0.028182407841086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float" office:value="0.794" calcext:value-type="float">
            <text:p>0.7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794" calcext:value-type="float">
            <text:p>0.794</text:p>
          </table:table-cell>
          <table:table-cell table:style-name="ce1" office:value-type="float" office:value="8.784" calcext:value-type="float">
            <text:p>8.784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peak_max</text:p>
          </table:table-cell>
          <table:table-cell table:style-name="ce1" office:value-type="float" office:value="0.0210618041455746" calcext:value-type="float">
            <text:p>0.021061804145575</text:p>
          </table:table-cell>
          <table:table-cell table:style-name="ce1" office:value-type="float" office:value="0.0282427817583084" calcext:value-type="float">
            <text:p>0.028242781758309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float" office:value="0.794" calcext:value-type="float">
            <text:p>0.7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794" calcext:value-type="float">
            <text:p>0.794</text:p>
          </table:table-cell>
          <table:table-cell table:style-name="ce1" office:value-type="float" office:value="8.795" calcext:value-type="float">
            <text:p>8.795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rate_var</text:p>
          </table:table-cell>
          <table:table-cell table:style-name="ce1" office:value-type="float" office:value="0.0219279117882252" calcext:value-type="float">
            <text:p>0.021927911788225</text:p>
          </table:table-cell>
          <table:table-cell table:style-name="ce1" office:value-type="float" office:value="0.50108927488327" calcext:value-type="float">
            <text:p>0.50108927488327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float" office:value="0.259" calcext:value-type="float">
            <text:p>0.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259" calcext:value-type="float">
            <text:p>0.259</text:p>
          </table:table-cell>
          <table:table-cell table:style-name="ce1" office:value-type="float" office:value="1.254" calcext:value-type="float">
            <text:p>1.254</text:p>
          </table:table-cell>
          <table:table-cell table:number-columns-repeated="2" table:style-name="ce1" office:value-type="float" office:value="0.282" calcext:value-type="float">
            <text:p>0.282</text:p>
          </table:table-cell>
          <table:table-cell table:style-name="ce1" office:value-type="float" office:value="0.082" calcext:value-type="float">
            <text:p>0.08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ibi</text:p>
          </table:table-cell>
          <table:table-cell table:style-name="ce1" office:value-type="float" office:value="0.0252054464071989" calcext:value-type="float">
            <text:p>0.025205446407199</text:p>
          </table:table-cell>
          <table:table-cell table:style-name="ce1" office:value-type="float" office:value="0.0225350074470043" calcext:value-type="float">
            <text:p>0.022535007447004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float" office:value="0.013" calcext:value-type="float">
            <text:p>0.0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13" calcext:value-type="float">
            <text:p>0.013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.769" calcext:value-type="float">
            <text:p>0.769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rate_median</text:p>
          </table:table-cell>
          <table:table-cell table:style-name="ce1" office:value-type="float" office:value="0.0262058693915606" calcext:value-type="float">
            <text:p>0.026205869391561</text:p>
          </table:table-cell>
          <table:table-cell table:style-name="ce1" office:value-type="float" office:value="0.0606588125228882" calcext:value-type="float">
            <text:p>0.060658812522888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0.014" calcext:value-type="float">
            <text:p>0.014</text:p>
          </table:table-cell>
          <table:table-cell table:number-columns-repeated="2" table:style-name="ce1" office:value-type="float" office:value="0.907" calcext:value-type="float">
            <text:p>0.907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HRV_CVSD</text:p>
          </table:table-cell>
          <table:table-cell table:style-name="ce1" office:value-type="float" office:value="0.0327875018119812" calcext:value-type="float">
            <text:p>0.032787501811981</text:p>
          </table:table-cell>
          <table:table-cell table:style-name="ce1" office:value-type="float" office:value="0.677009403705597" calcext:value-type="float">
            <text:p>0.677009403705597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float" office:value="0.017" calcext:value-type="float">
            <text:p>0.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17" calcext:value-type="float">
            <text:p>0.017</text:p>
          </table:table-cell>
          <table:table-cell table:style-name="ce1" office:value-type="float" office:value="0.105" calcext:value-type="float">
            <text:p>0.105</text:p>
          </table:table-cell>
          <table:table-cell table:number-columns-repeated="2" table:style-name="ce1" office:value-type="float" office:value="0.751" calcext:value-type="float">
            <text:p>0.751</text:p>
          </table:table-cell>
          <table:table-cell table:style-name="ce1" office:value-type="float" office:value="0.007" calcext:value-type="float">
            <text:p>0.00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sd1</text:p>
          </table:table-cell>
          <table:table-cell table:style-name="ce1" office:value-type="float" office:value="0.0328849405050278" calcext:value-type="float">
            <text:p>0.032884940505028</text:p>
          </table:table-cell>
          <table:table-cell table:style-name="ce1" office:value-type="float" office:value="0.132824763655663" calcext:value-type="float">
            <text:p>0.132824763655663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float" office:value="0.065" calcext:value-type="float">
            <text:p>0.0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65" calcext:value-type="float">
            <text:p>0.065</text:p>
          </table:table-cell>
          <table:table-cell table:style-name="ce1" office:value-type="float" office:value="0.319" calcext:value-type="float">
            <text:p>0.319</text:p>
          </table:table-cell>
          <table:table-cell table:number-columns-repeated="2" table:style-name="ce1" office:value-type="float" office:value="0.581" calcext:value-type="float">
            <text:p>0.581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HRV_pNN20</text:p>
          </table:table-cell>
          <table:table-cell table:style-name="ce1" office:value-type="float" office:value="0.0358814559876919" calcext:value-type="float">
            <text:p>0.035881455987692</text:p>
          </table:table-cell>
          <table:table-cell table:style-name="ce1" office:value-type="float" office:value="0.096736378967762" calcext:value-type="float">
            <text:p>0.096736378967762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float" office:value="0.096" calcext:value-type="float">
            <text:p>0.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96" calcext:value-type="float">
            <text:p>0.096</text:p>
          </table:table-cell>
          <table:table-cell table:style-name="ce1" office:value-type="float" office:value="0.546" calcext:value-type="float">
            <text:p>0.546</text:p>
          </table:table-cell>
          <table:table-cell table:number-columns-repeated="2" table:style-name="ce1" office:value-type="float" office:value="0.472" calcext:value-type="float">
            <text:p>0.472</text:p>
          </table:table-cell>
          <table:table-cell table:style-name="ce1" office:value-type="float" office:value="0.038" calcext:value-type="float">
            <text:p>0.03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HRV_CVNN</text:p>
          </table:table-cell>
          <table:table-cell table:style-name="ce1" office:value-type="float" office:value="0.0390238054096699" calcext:value-type="float">
            <text:p>0.03902380540967</text:p>
          </table:table-cell>
          <table:table-cell table:style-name="ce1" office:value-type="float" office:value="0.617038249969482" calcext:value-type="float">
            <text:p>0.617038249969482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float" office:value="0.067" calcext:value-type="float">
            <text:p>0.0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67" calcext:value-type="float">
            <text:p>0.067</text:p>
          </table:table-cell>
          <table:table-cell table:style-name="ce1" office:value-type="float" office:value="0.422" calcext:value-type="float">
            <text:p>0.422</text:p>
          </table:table-cell>
          <table:table-cell table:number-columns-repeated="2" table:style-name="ce1" office:value-type="float" office:value="0.526" calcext:value-type="float">
            <text:p>0.526</text:p>
          </table:table-cell>
          <table:table-cell table:style-name="ce1" office:value-type="float" office:value="0.029" calcext:value-type="float">
            <text:p>0.02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HRV_SDSD</text:p>
          </table:table-cell>
          <table:table-cell table:style-name="ce1" office:value-type="float" office:value="0.0453709065914154" calcext:value-type="float">
            <text:p>0.045370906591416</text:p>
          </table:table-cell>
          <table:table-cell table:style-name="ce1" office:value-type="float" office:value="0.790401935577393" calcext:value-type="float">
            <text:p>0.790401935577393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0.054" calcext:value-type="float">
            <text:p>0.054</text:p>
          </table:table-cell>
          <table:table-cell table:number-columns-repeated="2" table:style-name="ce1" office:value-type="float" office:value="0.82" calcext:value-type="float">
            <text:p>0.82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HRV_RMSSD</text:p>
          </table:table-cell>
          <table:table-cell table:style-name="ce1" office:value-type="float" office:value="0.0457452870905399" calcext:value-type="float">
            <text:p>0.04574528709054</text:p>
          </table:table-cell>
          <table:table-cell table:style-name="ce1" office:value-type="float" office:value="0.79189532995224" calcext:value-type="float">
            <text:p>0.79189532995224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0.054" calcext:value-type="float">
            <text:p>0.054</text:p>
          </table:table-cell>
          <table:table-cell table:number-columns-repeated="2" table:style-name="ce1" office:value-type="float" office:value="0.819" calcext:value-type="float">
            <text:p>0.819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HRV_SDNN</text:p>
          </table:table-cell>
          <table:table-cell office:value-type="float" office:value="0.0550687909126282" calcext:value-type="float">
            <text:p>0.055068790912628</text:p>
          </table:table-cell>
          <table:table-cell office:value-type="float" office:value="0.754402756690979" calcext:value-type="float">
            <text:p>0.754402756690979</text:p>
          </table:table-cell>
          <table:table-cell office:value-type="string" calcext:value-type="string">
            <text:p>task</text:p>
          </table:table-cell>
          <table:table-cell office:value-type="float" office:value="0.074" calcext:value-type="float">
            <text:p>0.07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74" calcext:value-type="float">
            <text:p>0.074</text:p>
          </table:table-cell>
          <table:table-cell office:value-type="float" office:value="0.601" calcext:value-type="float">
            <text:p>0.601</text:p>
          </table:table-cell>
          <table:table-cell table:number-columns-repeated="2" office:value-type="float" office:value="0.451" calcext:value-type="float">
            <text:p>0.451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eak_pos_derivative</text:p>
          </table:table-cell>
          <table:table-cell table:style-name="ce2" office:value-type="float" office:value="0.055699422955513" calcext:value-type="float">
            <text:p>0.055699422955513</text:p>
          </table:table-cell>
          <table:table-cell table:style-name="ce2" office:value-type="float" office:value="0.0907615348696709" calcext:value-type="float">
            <text:p>0.090761534869671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0.958" calcext:value-type="float">
            <text:p>0.9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958" calcext:value-type="float">
            <text:p>0.958</text:p>
          </table:table-cell>
          <table:table-cell table:style-name="ce2" office:value-type="float" office:value="9.433" calcext:value-type="float">
            <text:p>9.433</text:p>
          </table:table-cell>
          <table:table-cell table:number-columns-repeated="2" table:style-name="ce2" office:value-type="float" office:value="0.008" calcext:value-type="float">
            <text:p>0.008</text:p>
          </table:table-cell>
          <table:table-cell table:style-name="ce2" office:value-type="float" office:value="0.403" calcext:value-type="float">
            <text:p>0.40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peak_median</text:p>
          </table:table-cell>
          <table:table-cell table:style-name="ce2" office:value-type="float" office:value="0.0593430809676647" calcext:value-type="float">
            <text:p>0.059343080967665</text:p>
          </table:table-cell>
          <table:table-cell table:style-name="ce2" office:value-type="float" office:value="0.0588945783674717" calcext:value-type="float">
            <text:p>0.058894578367472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1.166" calcext:value-type="float">
            <text:p>1.1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.166" calcext:value-type="float">
            <text:p>1.166</text:p>
          </table:table-cell>
          <table:table-cell table:style-name="ce2" office:value-type="float" office:value="8.881" calcext:value-type="float">
            <text:p>8.881</text:p>
          </table:table-cell>
          <table:table-cell table:number-columns-repeated="2" table:style-name="ce2" office:value-type="float" office:value="0.01" calcext:value-type="float">
            <text:p>0.01</text:p>
          </table:table-cell>
          <table:table-cell table:style-name="ce2" office:value-type="float" office:value="0.388" calcext:value-type="float">
            <text:p>0.38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rate_std</text:p>
          </table:table-cell>
          <table:table-cell office:value-type="float" office:value="0.0615826323628426" calcext:value-type="float">
            <text:p>0.061582632362843</text:p>
          </table:table-cell>
          <table:table-cell office:value-type="float" office:value="0.350043803453445" calcext:value-type="float">
            <text:p>0.350043803453445</text:p>
          </table:table-cell>
          <table:table-cell office:value-type="string" calcext:value-type="string">
            <text:p>task</text:p>
          </table:table-cell>
          <table:table-cell office:value-type="float" office:value="0.177" calcext:value-type="float">
            <text:p>0.17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77" calcext:value-type="float">
            <text:p>0.177</text:p>
          </table:table-cell>
          <table:table-cell office:value-type="float" office:value="1.199" calcext:value-type="float">
            <text:p>1.199</text:p>
          </table:table-cell>
          <table:table-cell table:number-columns-repeated="2" office:value-type="float" office:value="0.292" calcext:value-type="float">
            <text:p>0.292</text:p>
          </table:table-cell>
          <table:table-cell office:value-type="float" office:value="0.079" calcext:value-type="float">
            <text:p>0.07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MeanNN</text:p>
          </table:table-cell>
          <table:table-cell office:value-type="float" office:value="0.0644142553210259" calcext:value-type="float">
            <text:p>0.064414255321026</text:p>
          </table:table-cell>
          <table:table-cell office:value-type="float" office:value="0.0604149401187897" calcext:value-type="float">
            <text:p>0.06041494011879</text:p>
          </table:table-cell>
          <table:table-cell office:value-type="string" calcext:value-type="string">
            <text:p>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965" calcext:value-type="float">
            <text:p>0.9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e_neg_derivative</text:p>
          </table:table-cell>
          <table:table-cell office:value-type="float" office:value="0.0706556066870689" calcext:value-type="float">
            <text:p>0.070655606687069</text:p>
          </table:table-cell>
          <table:table-cell office:value-type="float" office:value="0.297349065542221" calcext:value-type="float">
            <text:p>0.297349065542221</text:p>
          </table:table-cell>
          <table:table-cell office:value-type="string" calcext:value-type="string">
            <text:p>task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21" calcext:value-type="float">
            <text:p>0.021</text:p>
          </table:table-cell>
          <table:table-cell office:value-type="float" office:value="0.518" calcext:value-type="float">
            <text:p>0.518</text:p>
          </table:table-cell>
          <table:table-cell table:number-columns-repeated="2" office:value-type="float" office:value="0.483" calcext:value-type="float">
            <text:p>0.483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e_max</text:p>
          </table:table-cell>
          <table:table-cell office:value-type="float" office:value="0.0737517699599266" calcext:value-type="float">
            <text:p>0.073751769959927</text:p>
          </table:table-cell>
          <table:table-cell office:value-type="float" office:value="0.0974869802594185" calcext:value-type="float">
            <text:p>0.097486980259419</text:p>
          </table:table-cell>
          <table:table-cell office:value-type="string" calcext:value-type="string">
            <text:p>task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24" calcext:value-type="float">
            <text:p>0.024</text:p>
          </table:table-cell>
          <table:table-cell office:value-type="float" office:value="0.675" calcext:value-type="float">
            <text:p>0.675</text:p>
          </table:table-cell>
          <table:table-cell table:number-columns-repeated="2" office:value-type="float" office:value="0.425" calcext:value-type="float">
            <text:p>0.425</text:p>
          </table:table-cell>
          <table:table-cell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MedianNN</text:p>
          </table:table-cell>
          <table:table-cell office:value-type="float" office:value="0.0769716650247574" calcext:value-type="float">
            <text:p>0.076971665024757</text:p>
          </table:table-cell>
          <table:table-cell office:value-type="float" office:value="0.0767486467957497" calcext:value-type="float">
            <text:p>0.07674864679575</text:p>
          </table:table-cell>
          <table:table-cell office:value-type="string" calcext:value-type="string">
            <text:p>task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903" calcext:value-type="float">
            <text:p>0.903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e_pos_derivative</text:p>
          </table:table-cell>
          <table:table-cell office:value-type="float" office:value="0.0831204652786255" calcext:value-type="float">
            <text:p>0.083120465278626</text:p>
          </table:table-cell>
          <table:table-cell office:value-type="float" office:value="0.848546028137207" calcext:value-type="float">
            <text:p>0.848546028137207</text:p>
          </table:table-cell>
          <table:table-cell office:value-type="string" calcext:value-type="string">
            <text:p>task</text:p>
          </table:table-cell>
          <table:table-cell office:value-type="float" office:value="0.053" calcext:value-type="float">
            <text:p>0.05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53" calcext:value-type="float">
            <text:p>0.053</text:p>
          </table:table-cell>
          <table:table-cell office:value-type="float" office:value="0.339" calcext:value-type="float">
            <text:p>0.339</text:p>
          </table:table-cell>
          <table:table-cell table:number-columns-repeated="2" office:value-type="float" office:value="0.569" calcext:value-type="float">
            <text:p>0.569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e_mean</text:p>
          </table:table-cell>
          <table:table-cell office:value-type="float" office:value="0.0848006308078766" calcext:value-type="float">
            <text:p>0.084800630807877</text:p>
          </table:table-cell>
          <table:table-cell office:value-type="float" office:value="0.195812150835991" calcext:value-type="float">
            <text:p>0.195812150835991</text:p>
          </table:table-cell>
          <table:table-cell office:value-type="string" calcext:value-type="string">
            <text:p>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eak_var</text:p>
          </table:table-cell>
          <table:table-cell table:style-name="ce2" office:value-type="float" office:value="0.100526914000511" calcext:value-type="float">
            <text:p>0.100526914000511</text:p>
          </table:table-cell>
          <table:table-cell table:style-name="ce2" office:value-type="float" office:value="0.11485093832016" calcext:value-type="float">
            <text:p>0.11485093832016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1.255" calcext:value-type="float">
            <text:p>1.2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.255" calcext:value-type="float">
            <text:p>1.255</text:p>
          </table:table-cell>
          <table:table-cell table:style-name="ce2" office:value-type="float" office:value="11.284" calcext:value-type="float">
            <text:p>11.284</text:p>
          </table:table-cell>
          <table:table-cell table:number-columns-repeated="2" table:style-name="ce2" office:value-type="float" office:value="0.005" calcext:value-type="float">
            <text:p>0.005</text:p>
          </table:table-cell>
          <table:table-cell table:style-name="ce2" office:value-type="float" office:value="0.446" calcext:value-type="float">
            <text:p>0.44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peak_neg_derivative</text:p>
          </table:table-cell>
          <table:table-cell table:style-name="ce2" office:value-type="float" office:value="0.103885218501091" calcext:value-type="float">
            <text:p>0.103885218501091</text:p>
          </table:table-cell>
          <table:table-cell table:style-name="ce2" office:value-type="float" office:value="0.10602630674839" calcext:value-type="float">
            <text:p>0.10602630674839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0.434" calcext:value-type="float">
            <text:p>0.4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434" calcext:value-type="float">
            <text:p>0.434</text:p>
          </table:table-cell>
          <table:table-cell table:style-name="ce2" office:value-type="float" office:value="9.182" calcext:value-type="float">
            <text:p>9.182</text:p>
          </table:table-cell>
          <table:table-cell table:number-columns-repeated="2" table:style-name="ce2" office:value-type="float" office:value="0.009" calcext:value-type="float">
            <text:p>0.009</text:p>
          </table:table-cell>
          <table:table-cell table:style-name="ce2" office:value-type="float" office:value="0.396" calcext:value-type="float">
            <text:p>0.39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median</text:p>
          </table:table-cell>
          <table:table-cell table:style-name="ce2" office:value-type="float" office:value="0.11008483171463" calcext:value-type="float">
            <text:p>0.11008483171463</text:p>
          </table:table-cell>
          <table:table-cell table:style-name="ce2" office:value-type="float" office:value="0.119937688112259" calcext:value-type="float">
            <text:p>0.119937688112259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0.295" calcext:value-type="float">
            <text:p>0.2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295" calcext:value-type="float">
            <text:p>0.295</text:p>
          </table:table-cell>
          <table:table-cell table:style-name="ce2" office:value-type="float" office:value="4.452" calcext:value-type="float">
            <text:p>4.452</text:p>
          </table:table-cell>
          <table:table-cell table:number-columns-repeated="2" table:style-name="ce2" office:value-type="float" office:value="0.053" calcext:value-type="float">
            <text:p>0.053</text:p>
          </table:table-cell>
          <table:table-cell table:style-name="ce2" office:value-type="float" office:value="0.241" calcext:value-type="float">
            <text:p>0.24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std</text:p>
          </table:table-cell>
          <table:table-cell table:style-name="ce2" office:value-type="float" office:value="0.110471665859222" calcext:value-type="float">
            <text:p>0.110471665859222</text:p>
          </table:table-cell>
          <table:table-cell table:style-name="ce2" office:value-type="float" office:value="0.112931810319424" calcext:value-type="float">
            <text:p>0.112931810319424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1.472" calcext:value-type="float">
            <text:p>1.4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.472" calcext:value-type="float">
            <text:p>1.472</text:p>
          </table:table-cell>
          <table:table-cell table:style-name="ce2" office:value-type="float" office:value="9.64" calcext:value-type="float">
            <text:p>9.64</text:p>
          </table:table-cell>
          <table:table-cell table:number-columns-repeated="2" table:style-name="ce2" office:value-type="float" office:value="0.008" calcext:value-type="float">
            <text:p>0.008</text:p>
          </table:table-cell>
          <table:table-cell table:style-name="ce2" office:value-type="float" office:value="0.408" calcext:value-type="float">
            <text:p>0.40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peak_min</text:p>
          </table:table-cell>
          <table:table-cell table:style-name="ce2" office:value-type="float" office:value="0.115654692053795" calcext:value-type="float">
            <text:p>0.115654692053795</text:p>
          </table:table-cell>
          <table:table-cell table:style-name="ce2" office:value-type="float" office:value="0.651468336582184" calcext:value-type="float">
            <text:p>0.651468336582184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1.437" calcext:value-type="float">
            <text:p>1.4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.437" calcext:value-type="float">
            <text:p>1.437</text:p>
          </table:table-cell>
          <table:table-cell table:style-name="ce2" office:value-type="float" office:value="6.455" calcext:value-type="float">
            <text:p>6.455</text:p>
          </table:table-cell>
          <table:table-cell table:number-columns-repeated="2" table:style-name="ce2" office:value-type="float" office:value="0.024" calcext:value-type="float">
            <text:p>0.024</text:p>
          </table:table-cell>
          <table:table-cell table:style-name="ce2" office:value-type="float" office:value="0.316" calcext:value-type="float">
            <text:p>0.31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128409758210182" calcext:value-type="float">
            <text:p>0.128409758210182</text:p>
          </table:table-cell>
          <table:table-cell office:value-type="float" office:value="0.140302866697311" calcext:value-type="float">
            <text:p>0.140302866697311</text:p>
          </table:table-cell>
          <table:table-cell office:value-type="string" calcext:value-type="string">
            <text:p>task</text:p>
          </table:table-cell>
          <table:table-cell office:value-type="float" office:value="0.365" calcext:value-type="float">
            <text:p>0.36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365" calcext:value-type="float">
            <text:p>0.365</text:p>
          </table:table-cell>
          <table:table-cell office:value-type="float" office:value="2.16" calcext:value-type="float">
            <text:p>2.16</text:p>
          </table:table-cell>
          <table:table-cell table:number-columns-repeated="2" office:value-type="float" office:value="0.164" calcext:value-type="float">
            <text:p>0.164</text:p>
          </table:table-cell>
          <table:table-cell office:value-type="float" office:value="0.134" calcext:value-type="float">
            <text:p>0.1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MCVNN</text:p>
          </table:table-cell>
          <table:table-cell office:value-type="float" office:value="0.147956684231758" calcext:value-type="float">
            <text:p>0.147956684231758</text:p>
          </table:table-cell>
          <table:table-cell office:value-type="float" office:value="0.395732879638672" calcext:value-type="float">
            <text:p>0.395732879638672</text:p>
          </table:table-cell>
          <table:table-cell office:value-type="string" calcext:value-type="string">
            <text:p>task</text:p>
          </table:table-cell>
          <table:table-cell office:value-type="float" office:value="0.831" calcext:value-type="float">
            <text:p>0.83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831" calcext:value-type="float">
            <text:p>0.831</text:p>
          </table:table-cell>
          <table:table-cell office:value-type="float" office:value="3.491" calcext:value-type="float">
            <text:p>3.491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nn</text:p>
          </table:table-cell>
          <table:table-cell office:value-type="float" office:value="0.149177461862564" calcext:value-type="float">
            <text:p>0.149177461862564</text:p>
          </table:table-cell>
          <table:table-cell office:value-type="float" office:value="0.377682238817215" calcext:value-type="float">
            <text:p>0.377682238817215</text:p>
          </table:table-cell>
          <table:table-cell office:value-type="string" calcext:value-type="string">
            <text:p>task</text:p>
          </table:table-cell>
          <table:table-cell office:value-type="float" office:value="0.246" calcext:value-type="float">
            <text:p>0.2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246" calcext:value-type="float">
            <text:p>0.246</text:p>
          </table:table-cell>
          <table:table-cell office:value-type="float" office:value="1.543" calcext:value-type="float">
            <text:p>1.543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0.099" calcext:value-type="float">
            <text:p>0.09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n50</text:p>
          </table:table-cell>
          <table:table-cell office:value-type="float" office:value="0.176028445363045" calcext:value-type="float">
            <text:p>0.176028445363045</text:p>
          </table:table-cell>
          <table:table-cell office:value-type="float" office:value="0.520042717456818" calcext:value-type="float">
            <text:p>0.520042717456818</text:p>
          </table:table-cell>
          <table:table-cell office:value-type="string" calcext:value-type="string">
            <text:p>task</text:p>
          </table:table-cell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7" calcext:value-type="float">
            <text:p>0.037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654" calcext:value-type="float">
            <text:p>0.654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IQRNN</text:p>
          </table:table-cell>
          <table:table-cell office:value-type="float" office:value="0.183925464749336" calcext:value-type="float">
            <text:p>0.183925464749336</text:p>
          </table:table-cell>
          <table:table-cell office:value-type="float" office:value="0.313644587993622" calcext:value-type="float">
            <text:p>0.313644587993622</text:p>
          </table:table-cell>
          <table:table-cell office:value-type="string" calcext:value-type="string">
            <text:p>task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73" calcext:value-type="float">
            <text:p>0.73</text:p>
          </table:table-cell>
          <table:table-cell office:value-type="float" office:value="2.966" calcext:value-type="float">
            <text:p>2.966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184140145778656" calcext:value-type="float">
            <text:p>0.184140145778656</text:p>
          </table:table-cell>
          <table:table-cell office:value-type="float" office:value="0.181878864765167" calcext:value-type="float">
            <text:p>0.181878864765167</text:p>
          </table:table-cell>
          <table:table-cell office:value-type="string" calcext:value-type="string">
            <text:p>task</text:p>
          </table:table-cell>
          <table:table-cell office:value-type="float" office:value="0.994" calcext:value-type="float">
            <text:p>0.99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994" calcext:value-type="float">
            <text:p>0.994</text:p>
          </table:table-cell>
          <table:table-cell office:value-type="float" office:value="3.816" calcext:value-type="float">
            <text:p>3.816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float" office:value="0.214" calcext:value-type="float">
            <text:p>0.21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HTI</text:p>
          </table:table-cell>
          <table:table-cell office:value-type="float" office:value="0.194337695837021" calcext:value-type="float">
            <text:p>0.194337695837021</text:p>
          </table:table-cell>
          <table:table-cell office:value-type="float" office:value="0.191928878426552" calcext:value-type="float">
            <text:p>0.191928878426552</text:p>
          </table:table-cell>
          <table:table-cell office:value-type="string" calcext:value-type="string">
            <text:p>task</text:p>
          </table:table-cell>
          <table:table-cell office:value-type="float" office:value="0.052" calcext:value-type="float">
            <text:p>0.05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52" calcext:value-type="float">
            <text:p>0.052</text:p>
          </table:table-cell>
          <table:table-cell office:value-type="float" office:value="0.848" calcext:value-type="float">
            <text:p>0.848</text:p>
          </table:table-cell>
          <table:table-cell table:number-columns-repeated="2" office:value-type="float" office:value="0.373" calcext:value-type="float">
            <text:p>0.373</text:p>
          </table:table-cell>
          <table:table-cell office:value-type="float" office:value="0.057" calcext:value-type="float">
            <text:p>0.05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eak_mean</text:p>
          </table:table-cell>
          <table:table-cell table:style-name="ce2" office:value-type="float" office:value="0.208260416984558" calcext:value-type="float">
            <text:p>0.208260416984558</text:p>
          </table:table-cell>
          <table:table-cell table:style-name="ce2" office:value-type="float" office:value="0.256336033344269" calcext:value-type="float">
            <text:p>0.256336033344269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1.225" calcext:value-type="float">
            <text:p>1.2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.225" calcext:value-type="float">
            <text:p>1.225</text:p>
          </table:table-cell>
          <table:table-cell table:style-name="ce2" office:value-type="float" office:value="9.152" calcext:value-type="float">
            <text:p>9.152</text:p>
          </table:table-cell>
          <table:table-cell table:number-columns-repeated="2" table:style-name="ce2" office:value-type="float" office:value="0.009" calcext:value-type="float">
            <text:p>0.009</text:p>
          </table:table-cell>
          <table:table-cell table:style-name="ce2" office:value-type="float" office:value="0.395" calcext:value-type="float">
            <text:p>0.39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0.251795262098312" calcext:value-type="float">
            <text:p>0.251795262098312</text:p>
          </table:table-cell>
          <table:table-cell office:value-type="float" office:value="0.306374490261078" calcext:value-type="float">
            <text:p>0.306374490261078</text:p>
          </table:table-cell>
          <table:table-cell office:value-type="string" calcext:value-type="string">
            <text:p>task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18" calcext:value-type="float">
            <text:p>0.018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0.279" calcext:value-type="float">
            <text:p>0.279</text:p>
          </table:table-cell>
          <table:table-cell office:value-type="float" office:value="0.083" calcext:value-type="float">
            <text:p>0.08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k_skew</text:p>
          </table:table-cell>
          <table:table-cell office:value-type="float" office:value="0.357365399599075" calcext:value-type="float">
            <text:p>0.357365399599075</text:p>
          </table:table-cell>
          <table:table-cell office:value-type="float" office:value="0.419001251459122" calcext:value-type="float">
            <text:p>0.419001251459122</text:p>
          </table:table-cell>
          <table:table-cell office:value-type="string" calcext:value-type="string">
            <text:p>task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3" calcext:value-type="float">
            <text:p>0.03</text:p>
          </table:table-cell>
          <table:table-cell office:value-type="float" office:value="0.503" calcext:value-type="float">
            <text:p>0.503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035" calcext:value-type="float">
            <text:p>0.03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eak_std</text:p>
          </table:table-cell>
          <table:table-cell table:style-name="ce2" office:value-type="float" office:value="0.37458810210228" calcext:value-type="float">
            <text:p>0.37458810210228</text:p>
          </table:table-cell>
          <table:table-cell table:style-name="ce2" office:value-type="float" office:value="0.338181555271149" calcext:value-type="float">
            <text:p>0.338181555271149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0.871" calcext:value-type="float">
            <text:p>0.8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871" calcext:value-type="float">
            <text:p>0.871</text:p>
          </table:table-cell>
          <table:table-cell table:style-name="ce2" office:value-type="float" office:value="10.194" calcext:value-type="float">
            <text:p>10.194</text:p>
          </table:table-cell>
          <table:table-cell table:number-columns-repeated="2" table:style-name="ce2" office:value-type="float" office:value="0.007" calcext:value-type="float">
            <text:p>0.007</text:p>
          </table:table-cell>
          <table:table-cell table:style-name="ce2" office:value-type="float" office:value="0.421" calcext:value-type="float">
            <text:p>0.42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rate_skew</text:p>
          </table:table-cell>
          <table:table-cell office:value-type="float" office:value="0.591862082481384" calcext:value-type="float">
            <text:p>0.591862082481384</text:p>
          </table:table-cell>
          <table:table-cell office:value-type="float" office:value="0.758429527282715" calcext:value-type="float">
            <text:p>0.758429527282715</text:p>
          </table:table-cell>
          <table:table-cell office:value-type="string" calcext:value-type="string">
            <text:p>task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.876" calcext:value-type="float">
            <text:p>0.876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e_min</text:p>
          </table:table-cell>
          <table:table-cell office:value-type="float" office:value="0.728746235370636" calcext:value-type="float">
            <text:p>0.728746235370636</text:p>
          </table:table-cell>
          <table:table-cell office:value-type="float" office:value="0.733890891075134" calcext:value-type="float">
            <text:p>0.733890891075134</text:p>
          </table:table-cell>
          <table:table-cell office:value-type="string" calcext:value-type="string">
            <text:p>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939" calcext:value-type="float">
            <text:p>0.9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829646468162537" calcext:value-type="float">
            <text:p>0.829646468162537</text:p>
          </table:table-cell>
          <table:table-cell office:value-type="float" office:value="0.833861529827118" calcext:value-type="float">
            <text:p>0.833861529827118</text:p>
          </table:table-cell>
          <table:table-cell office:value-type="string" calcext:value-type="string">
            <text:p>task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148" calcext:value-type="float">
            <text:p>0.148</text:p>
          </table:table-cell>
          <table:table-cell table:number-columns-repeated="2" office:value-type="float" office:value="0.706" calcext:value-type="float">
            <text:p>0.70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</table:table>
      <table:named-expressions/>
      <table:database-ranges>
        <table:database-range table:name="__Anonymous_Sheet_DB__0" table:target-range-address="statistic_result_ppg_arousal.A1:statistic_result_ppg_arousal.M138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arousal.A1:arousal.M46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task.A1:task.M4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30T17:56:25.528277451</dc:date>
    <meta:editing-duration>PT8M28S</meta:editing-duration>
    <meta:editing-cycles>1</meta:editing-cycles>
    <meta:generator>LibreOffice/6.4.3.2$Linux_X86_64 LibreOffice_project/747b5d0ebf89f41c860ec2a39efd7cb15b54f2d8</meta:generator>
    <meta:document-statistic meta:table-count="3" meta:cell-count="2990" meta:object-count="0"/>
  </office:meta>
</office:document-meta>
</file>